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665in" loext:contextual-spacing="false"/>
    </style:style>
    <style:style style:name="P2"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3"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4"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5"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6"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7"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8"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rsid="00377970" officeooo:paragraph-rsid="0037797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2c434b0"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rsid="0306da59" officeooo:paragraph-rsid="0306da59"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rsid="0306da59" officeooo:paragraph-rsid="030c5552"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30c5552"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paragraph-rsid="034a3fa9"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rsid="034bc129" officeooo:paragraph-rsid="034bc129"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paragraph-rsid="0396f0c0"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paragraph-rsid="03d6474a"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paragraph-rsid="0465c86f"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paragraph-rsid="04789cf9" style:font-size-asian="12pt" style:font-name-complex="Courier New" style:font-size-complex="12pt"/>
    </style:style>
    <style:style style:name="P56" style:family="paragraph" style:parent-style-name="Standard">
      <style:paragraph-properties fo:margin-top="0in" fo:margin-bottom="0.1665in" loext:contextual-spacing="false"/>
      <style:text-properties officeooo:paragraph-rsid="0031a1b0"/>
    </style:style>
    <style:style style:name="P57" style:family="paragraph" style:parent-style-name="Standard">
      <style:paragraph-properties fo:margin-top="0in" fo:margin-bottom="0.1665in" loext:contextual-spacing="false"/>
      <style:text-properties officeooo:paragraph-rsid="0032479d"/>
    </style:style>
    <style:style style:name="P58" style:family="paragraph" style:parent-style-name="Standard">
      <style:paragraph-properties fo:margin-top="0in" fo:margin-bottom="0.1665in" loext:contextual-spacing="false"/>
      <style:text-properties officeooo:paragraph-rsid="00377970"/>
    </style:style>
    <style:style style:name="P59" style:family="paragraph" style:parent-style-name="Standard">
      <style:paragraph-properties fo:margin-top="0in" fo:margin-bottom="0.1665in" loext:contextual-spacing="false"/>
      <style:text-properties officeooo:paragraph-rsid="003b5934"/>
    </style:style>
    <style:style style:name="P60" style:family="paragraph" style:parent-style-name="Standard">
      <style:paragraph-properties fo:margin-top="0in" fo:margin-bottom="0.1665in" loext:contextual-spacing="false"/>
      <style:text-properties officeooo:paragraph-rsid="003d391a"/>
    </style:style>
    <style:style style:name="P61" style:family="paragraph" style:parent-style-name="Standard">
      <style:paragraph-properties fo:margin-top="0in" fo:margin-bottom="0.1665in" loext:contextual-spacing="false"/>
      <style:text-properties officeooo:paragraph-rsid="00ac280a"/>
    </style:style>
    <style:style style:name="P62" style:family="paragraph" style:parent-style-name="Standard">
      <style:paragraph-properties fo:margin-top="0in" fo:margin-bottom="0.1665in" loext:contextual-spacing="false"/>
      <style:text-properties officeooo:paragraph-rsid="00b502f2"/>
    </style:style>
    <style:style style:name="P63" style:family="paragraph" style:parent-style-name="Standard">
      <style:paragraph-properties fo:margin-top="0in" fo:margin-bottom="0.1665in" loext:contextual-spacing="false"/>
      <style:text-properties officeooo:paragraph-rsid="00b5bdd3"/>
    </style:style>
    <style:style style:name="P64" style:family="paragraph" style:parent-style-name="Standard">
      <style:paragraph-properties fo:margin-top="0in" fo:margin-bottom="0.1665in" loext:contextual-spacing="false"/>
      <style:text-properties officeooo:paragraph-rsid="00b608dc"/>
    </style:style>
    <style:style style:name="P65" style:family="paragraph" style:parent-style-name="Standard">
      <style:paragraph-properties fo:margin-top="0in" fo:margin-bottom="0.1665in" loext:contextual-spacing="false"/>
      <style:text-properties officeooo:rsid="00b608dc" officeooo:paragraph-rsid="00b608dc"/>
    </style:style>
    <style:style style:name="P66" style:family="paragraph" style:parent-style-name="Standard">
      <style:paragraph-properties fo:margin-top="0in" fo:margin-bottom="0.1665in" loext:contextual-spacing="false"/>
      <style:text-properties officeooo:paragraph-rsid="00ba3cd3"/>
    </style:style>
    <style:style style:name="P67" style:family="paragraph" style:parent-style-name="Standard">
      <style:paragraph-properties fo:margin-top="0in" fo:margin-bottom="0.1665in" loext:contextual-spacing="false"/>
      <style:text-properties officeooo:paragraph-rsid="00c9ba0e"/>
    </style:style>
    <style:style style:name="P68" style:family="paragraph" style:parent-style-name="Standard">
      <style:paragraph-properties fo:margin-top="0in" fo:margin-bottom="0.1665in" loext:contextual-spacing="false"/>
      <style:text-properties officeooo:rsid="00c9ba0e" officeooo:paragraph-rsid="00cced37"/>
    </style:style>
    <style:style style:name="P69" style:family="paragraph" style:parent-style-name="Standard">
      <style:paragraph-properties fo:margin-top="0in" fo:margin-bottom="0.1665in" loext:contextual-spacing="false"/>
      <style:text-properties officeooo:paragraph-rsid="00cced37"/>
    </style:style>
    <style:style style:name="P70" style:family="paragraph" style:parent-style-name="Standard">
      <style:paragraph-properties fo:margin-top="0in" fo:margin-bottom="0.1665in" loext:contextual-spacing="false"/>
      <style:text-properties officeooo:rsid="00cced37" officeooo:paragraph-rsid="00cced37"/>
    </style:style>
    <style:style style:name="P71" style:family="paragraph" style:parent-style-name="Standard">
      <style:paragraph-properties fo:margin-top="0in" fo:margin-bottom="0.1665in" loext:contextual-spacing="false"/>
      <style:text-properties officeooo:paragraph-rsid="010baa96"/>
    </style:style>
    <style:style style:name="P72" style:family="paragraph" style:parent-style-name="Standard">
      <style:paragraph-properties fo:margin-top="0in" fo:margin-bottom="0.1665in" loext:contextual-spacing="false"/>
      <style:text-properties officeooo:paragraph-rsid="010d6bfe"/>
    </style:style>
    <style:style style:name="P73" style:family="paragraph" style:parent-style-name="Standard">
      <style:paragraph-properties fo:margin-top="0in" fo:margin-bottom="0.1665in" loext:contextual-spacing="false"/>
      <style:text-properties officeooo:paragraph-rsid="01be6508"/>
    </style:style>
    <style:style style:name="P74" style:family="paragraph" style:parent-style-name="Standard">
      <style:paragraph-properties fo:margin-top="0in" fo:margin-bottom="0.1665in" loext:contextual-spacing="false"/>
      <style:text-properties officeooo:paragraph-rsid="029e4fd9"/>
    </style:style>
    <style:style style:name="P75" style:family="paragraph" style:parent-style-name="Standard">
      <style:paragraph-properties fo:margin-top="0in" fo:margin-bottom="0.1665in" loext:contextual-spacing="false"/>
      <style:text-properties officeooo:rsid="02fa5c00" officeooo:paragraph-rsid="02fa5c00"/>
    </style:style>
    <style:style style:name="P76" style:family="paragraph" style:parent-style-name="Standard">
      <style:paragraph-properties fo:margin-top="0in" fo:margin-bottom="0.1665in" loext:contextual-spacing="false"/>
      <style:text-properties officeooo:paragraph-rsid="04559375"/>
    </style:style>
    <style:style style:name="P77" style:family="paragraph" style:parent-style-name="Standard">
      <style:paragraph-properties fo:margin-top="0in" fo:margin-bottom="0.1665in" loext:contextual-spacing="false"/>
      <style:text-properties officeooo:paragraph-rsid="04585528"/>
    </style:style>
    <style:style style:name="P78" style:family="paragraph" style:parent-style-name="Standard">
      <style:paragraph-properties fo:margin-top="0in" fo:margin-bottom="0.1665in" loext:contextual-spacing="false"/>
      <style:text-properties officeooo:paragraph-rsid="0460187c"/>
    </style:style>
    <style:style style:name="P79" style:family="paragraph" style:parent-style-name="Standard">
      <style:paragraph-properties fo:margin-top="0in" fo:margin-bottom="0.1665in" loext:contextual-spacing="false"/>
      <style:text-properties officeooo:paragraph-rsid="04738c1d"/>
    </style:style>
    <style:style style:name="P80" style:family="paragraph" style:parent-style-name="Standard">
      <style:paragraph-properties fo:margin-top="0in" fo:margin-bottom="0.1665in" loext:contextual-spacing="false"/>
      <style:text-properties officeooo:paragraph-rsid="04777e6f"/>
    </style:style>
    <style:style style:name="P81" style:family="paragraph" style:parent-style-name="Standard">
      <style:paragraph-properties fo:margin-left="0in" fo:margin-right="0in" fo:text-indent="2in" style:auto-text-indent="false"/>
    </style:style>
    <style:style style:name="P82"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83"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84"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85"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86"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87"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88"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89"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90"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91"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92"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93"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94"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95"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96"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97"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98"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99"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100"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101"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102"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103"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104"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105"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106"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107"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108"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109"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110" style:family="paragraph" style:parent-style-name="Standard">
      <style:paragraph-properties fo:margin-left="0in" fo:margin-right="0in" fo:text-indent="2in" style:auto-text-indent="false"/>
      <style:text-properties style:font-name="Courier New" fo:font-size="12pt" officeooo:rsid="016715d1" officeooo:paragraph-rsid="030c5552" style:font-size-asian="12pt" style:font-name-complex="Courier New" style:font-size-complex="12pt"/>
    </style:style>
    <style:style style:name="P111"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112"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113"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114"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115"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116"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117"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118" style:family="paragraph" style:parent-style-name="Standard">
      <style:paragraph-properties fo:margin-left="0in" fo:margin-right="0in" fo:text-indent="2in" style:auto-text-indent="false"/>
      <style:text-properties style:font-name="Courier New" fo:font-size="12pt" officeooo:rsid="02b422b5" officeooo:paragraph-rsid="02b422b5" style:font-size-asian="12pt" style:font-name-complex="Courier New" style:font-size-complex="12pt"/>
    </style:style>
    <style:style style:name="P119" style:family="paragraph" style:parent-style-name="Standard">
      <style:paragraph-properties fo:margin-left="0in" fo:margin-right="0in" fo:text-indent="2in" style:auto-text-indent="false"/>
      <style:text-properties style:font-name="Courier New" fo:font-size="12pt" officeooo:rsid="0393ca1a" officeooo:paragraph-rsid="0393ca1a" style:font-size-asian="12pt" style:font-name-complex="Courier New" style:font-size-complex="12pt"/>
    </style:style>
    <style:style style:name="P120" style:family="paragraph" style:parent-style-name="Standard">
      <style:paragraph-properties fo:margin-left="0in" fo:margin-right="0in" fo:text-indent="2in" style:auto-text-indent="false"/>
      <style:text-properties style:font-name="Courier New" fo:font-size="12pt" officeooo:rsid="03951eb9" officeooo:paragraph-rsid="03951eb9" style:font-size-asian="12pt" style:font-name-complex="Courier New" style:font-size-complex="12pt"/>
    </style:style>
    <style:style style:name="P121" style:family="paragraph" style:parent-style-name="Standard">
      <style:paragraph-properties fo:margin-left="0in" fo:margin-right="0in" fo:text-indent="2in" style:auto-text-indent="false"/>
      <style:text-properties style:font-name="Courier New" fo:font-size="12pt" officeooo:rsid="0396f0c0" officeooo:paragraph-rsid="0396f0c0" style:font-size-asian="12pt" style:font-name-complex="Courier New" style:font-size-complex="12pt"/>
    </style:style>
    <style:style style:name="P122" style:family="paragraph" style:parent-style-name="Standard">
      <style:paragraph-properties fo:margin-left="0in" fo:margin-right="0in" fo:text-indent="2in" style:auto-text-indent="false"/>
      <style:text-properties style:font-name="Courier New" fo:font-size="12pt" officeooo:rsid="00410755" style:font-size-asian="12pt" style:font-name-complex="Courier New" style:font-size-complex="12pt"/>
    </style:style>
    <style:style style:name="P123"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124" style:family="paragraph" style:parent-style-name="Standard">
      <style:paragraph-properties fo:margin-left="0in" fo:margin-right="0in" fo:text-indent="2in" style:auto-text-indent="false"/>
      <style:text-properties style:font-name="Courier New" fo:font-size="12pt" officeooo:paragraph-rsid="03d6474a" style:font-size-asian="12pt" style:font-name-complex="Courier New" style:font-size-complex="12pt"/>
    </style:style>
    <style:style style:name="P125" style:family="paragraph" style:parent-style-name="Standard">
      <style:paragraph-properties fo:margin-left="0in" fo:margin-right="0in" fo:text-indent="2in" style:auto-text-indent="false"/>
      <style:text-properties style:font-name="Courier New" fo:font-size="12pt" officeooo:rsid="03ddf3be" officeooo:paragraph-rsid="03ddf3be" style:font-size-asian="12pt" style:font-name-complex="Courier New" style:font-size-complex="12pt"/>
    </style:style>
    <style:style style:name="P126" style:family="paragraph" style:parent-style-name="Standard">
      <style:paragraph-properties fo:margin-left="0in" fo:margin-right="0in" fo:text-indent="2in" style:auto-text-indent="false"/>
      <style:text-properties style:font-name="Courier New" fo:font-size="12pt" officeooo:rsid="03ebc79a" officeooo:paragraph-rsid="03ebc79a" style:font-size-asian="12pt" style:font-name-complex="Courier New" style:font-size-complex="12pt"/>
    </style:style>
    <style:style style:name="P127" style:family="paragraph" style:parent-style-name="Standard">
      <style:paragraph-properties fo:margin-left="0in" fo:margin-right="0in" fo:text-indent="2in" style:auto-text-indent="false"/>
      <style:text-properties style:font-name="Courier New" fo:font-size="12pt" officeooo:rsid="03ebd4c8" officeooo:paragraph-rsid="03ebd4c8" style:font-size-asian="12pt" style:font-name-complex="Courier New" style:font-size-complex="12pt"/>
    </style:style>
    <style:style style:name="P128" style:family="paragraph" style:parent-style-name="Standard">
      <style:paragraph-properties fo:margin-left="0in" fo:margin-right="0in" fo:text-indent="2in" style:auto-text-indent="false"/>
      <style:text-properties style:font-name="Courier New" fo:font-size="12pt" officeooo:rsid="038a1af3" officeooo:paragraph-rsid="038a1af3" style:font-size-asian="12pt" style:font-name-complex="Courier New" style:font-size-complex="12pt"/>
    </style:style>
    <style:style style:name="P129" style:family="paragraph" style:parent-style-name="Standard">
      <style:paragraph-properties fo:margin-left="0in" fo:margin-right="0in" fo:text-indent="2in" style:auto-text-indent="false"/>
      <style:text-properties style:font-name="Courier New" fo:font-size="12pt" officeooo:paragraph-rsid="04559375" style:font-size-asian="12pt" style:font-name-complex="Courier New" style:font-size-complex="12pt"/>
    </style:style>
    <style:style style:name="P130" style:family="paragraph" style:parent-style-name="Standard">
      <style:paragraph-properties fo:margin-left="0in" fo:margin-right="0in" fo:text-indent="2in" style:auto-text-indent="false"/>
      <style:text-properties style:font-name="Courier New" fo:font-size="12pt" officeooo:paragraph-rsid="04585528" style:font-size-asian="12pt" style:font-name-complex="Courier New" style:font-size-complex="12pt"/>
    </style:style>
    <style:style style:name="P131" style:family="paragraph" style:parent-style-name="Standard">
      <style:paragraph-properties fo:margin-left="0in" fo:margin-right="0in" fo:text-indent="2in" style:auto-text-indent="false"/>
      <style:text-properties style:font-name="Courier New" fo:font-size="12pt" officeooo:rsid="045b2833" officeooo:paragraph-rsid="045b2833" style:font-size-asian="12pt" style:font-name-complex="Courier New" style:font-size-complex="12pt"/>
    </style:style>
    <style:style style:name="P132" style:family="paragraph" style:parent-style-name="Standard">
      <style:paragraph-properties fo:margin-left="0in" fo:margin-right="0in" fo:text-indent="2in" style:auto-text-indent="false"/>
      <style:text-properties style:font-name="Courier New" fo:font-size="12pt" officeooo:paragraph-rsid="0466c5f5" style:font-size-asian="12pt" style:font-name-complex="Courier New" style:font-size-complex="12pt"/>
    </style:style>
    <style:style style:name="P133" style:family="paragraph" style:parent-style-name="Standard">
      <style:paragraph-properties fo:margin-left="0in" fo:margin-right="0in" fo:text-indent="2in" style:auto-text-indent="false"/>
      <style:text-properties style:font-name="Courier New" fo:font-size="12pt" officeooo:rsid="046c42b0" officeooo:paragraph-rsid="046c42b0" style:font-size-asian="12pt" style:font-name-complex="Courier New" style:font-size-complex="12pt"/>
    </style:style>
    <style:style style:name="P134" style:family="paragraph" style:parent-style-name="Standard">
      <style:paragraph-properties fo:margin-left="0in" fo:margin-right="0in" fo:text-indent="2in" style:auto-text-indent="false"/>
      <style:text-properties style:font-name="Courier New" fo:font-size="12pt" officeooo:paragraph-rsid="04738c1d" style:font-size-asian="12pt" style:font-name-complex="Courier New" style:font-size-complex="12pt"/>
    </style:style>
    <style:style style:name="P135" style:family="paragraph" style:parent-style-name="Standard">
      <style:paragraph-properties fo:margin-left="0in" fo:margin-right="0in" fo:text-indent="2in" style:auto-text-indent="false"/>
      <style:text-properties style:font-name="Courier New" fo:font-size="12pt" officeooo:rsid="04777e6f" officeooo:paragraph-rsid="04777e6f" style:font-size-asian="12pt" style:font-name-complex="Courier New" style:font-size-complex="12pt"/>
    </style:style>
    <style:style style:name="P136" style:family="paragraph" style:parent-style-name="Standard">
      <style:paragraph-properties fo:margin-left="0in" fo:margin-right="0in" fo:text-indent="2in" style:auto-text-indent="false"/>
      <style:text-properties style:font-name="Courier New" fo:font-size="12pt" officeooo:paragraph-rsid="04789cf9" style:font-size-asian="12pt" style:font-name-complex="Courier New" style:font-size-complex="12pt"/>
    </style:style>
    <style:style style:name="P137" style:family="paragraph" style:parent-style-name="Standard">
      <style:paragraph-properties fo:margin-left="0in" fo:margin-right="0in" fo:text-indent="2in" style:auto-text-indent="false"/>
      <style:text-properties officeooo:paragraph-rsid="00cced37"/>
    </style:style>
    <style:style style:name="P138" style:family="paragraph" style:parent-style-name="Standard">
      <style:paragraph-properties fo:margin-left="0in" fo:margin-right="0in" fo:text-indent="2in" style:auto-text-indent="false"/>
      <style:text-properties officeooo:paragraph-rsid="04559375"/>
    </style:style>
    <style:style style:name="P139" style:family="paragraph" style:parent-style-name="Standard">
      <style:paragraph-properties fo:margin-left="0in" fo:margin-right="0in" fo:text-indent="2in" style:auto-text-indent="false"/>
      <style:text-properties officeooo:paragraph-rsid="00b502f2"/>
    </style:style>
    <style:style style:name="P1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1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1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1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1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8c0a13"/>
    </style:style>
    <style:style style:name="P1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46c0c1c"/>
    </style:style>
    <style:style style:name="P1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1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1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1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1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1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1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1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1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1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1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1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1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1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1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1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1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1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1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1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1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6da59" style:font-size-asian="12pt" style:font-name-complex="Courier New" style:font-size-complex="12pt"/>
    </style:style>
    <style:style style:name="P1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d48e8e" style:font-size-asian="12pt" style:font-name-complex="Courier New" style:font-size-complex="12pt"/>
    </style:style>
    <style:style style:name="P1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59375" style:font-size-asian="12pt" style:font-name-complex="Courier New" style:font-size-complex="12pt"/>
    </style:style>
    <style:style style:name="P1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85528" style:font-size-asian="12pt" style:font-name-complex="Courier New" style:font-size-complex="12pt"/>
    </style:style>
    <style:style style:name="P1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707938" style:font-size-asian="12pt" style:font-name-complex="Courier New" style:font-size-complex="12pt"/>
    </style:style>
    <style:style style:name="P1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777e6f" style:font-size-asian="12pt" style:font-name-complex="Courier New" style:font-size-complex="12pt"/>
    </style:style>
    <style:style style:name="P1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1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1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1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1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1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1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1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1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181" style:family="paragraph" style:parent-style-name="Standard">
      <style:paragraph-properties fo:margin-top="0.1665in" fo:margin-bottom="0in" loext:contextual-spacing="false"/>
      <style:text-properties style:font-name="Courier New" fo:font-size="12pt" officeooo:rsid="03ad4c8d" officeooo:paragraph-rsid="00983022" style:font-size-asian="12pt" style:font-name-complex="Courier New" style:font-size-complex="12pt"/>
    </style:style>
    <style:style style:name="P182" style:family="paragraph" style:parent-style-name="Standard">
      <style:text-properties style:font-name="Courier New" officeooo:paragraph-rsid="034bc129" style:font-name-complex="Courier New" style:font-size-complex="12pt"/>
    </style:style>
    <style:style style:name="P183" style:family="paragraph" style:parent-style-name="Standard">
      <style:text-properties officeooo:rsid="047d782c" officeooo:paragraph-rsid="047d782c"/>
    </style:style>
    <style:style style:name="P184" style:family="paragraph" style:parent-style-name="Standard">
      <style:text-properties officeooo:rsid="048055f4" officeooo:paragraph-rsid="048055f4"/>
    </style:style>
    <style:style style:name="P185" style:family="paragraph" style:parent-style-name="Standard">
      <style:text-properties officeooo:paragraph-rsid="048055f4"/>
    </style:style>
    <style:style style:name="P186"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187" style:family="paragraph" style:parent-style-name="Standard">
      <style:paragraph-properties fo:margin-top="0in" fo:margin-bottom="0.1665in" loext:contextual-spacing="false"/>
      <style:text-properties style:font-name="Courier New" fo:font-size="12pt" officeooo:rsid="0472e783" officeooo:paragraph-rsid="0472e783" style:font-size-asian="12pt" style:font-name-complex="Courier New" style:font-size-complex="12pt"/>
    </style:style>
    <style:style style:name="P188" style:family="paragraph" style:parent-style-name="Standard">
      <style:paragraph-properties fo:margin-top="0in" fo:margin-bottom="0.1665in" loext:contextual-spacing="false"/>
      <style:text-properties style:font-name="Courier New" fo:font-size="12pt" officeooo:rsid="04789cf9" officeooo:paragraph-rsid="04789cf9" style:font-size-asian="12pt" style:font-name-complex="Courier New" style:font-size-complex="12pt"/>
    </style:style>
    <style:style style:name="P189" style:family="paragraph" style:parent-style-name="Standard">
      <style:paragraph-properties fo:margin-top="0in" fo:margin-bottom="0.1665in" loext:contextual-spacing="false"/>
      <style:text-properties style:font-name="Courier New" fo:font-size="12pt" officeooo:rsid="00bafe11" style:font-size-asian="12pt" style:font-name-complex="Courier New" style:font-size-complex="12pt"/>
    </style:style>
    <style:style style:name="P1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789cf9" officeooo:paragraph-rsid="04789cf9" style:font-size-asian="12pt" style:font-name-complex="Courier New" style:font-size-complex="12pt"/>
    </style:style>
    <style:style style:name="P1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c0c1c" style:font-size-asian="12pt" style:font-name-complex="Courier New" style:font-size-complex="12pt"/>
    </style:style>
    <style:style style:name="P192" style:family="paragraph" style:parent-style-name="Standard">
      <style:paragraph-properties fo:margin-left="0in" fo:margin-right="0in" fo:text-indent="2in" style:auto-text-indent="false"/>
      <style:text-properties style:font-name="Courier New" fo:font-size="12pt" officeooo:rsid="04585528" officeooo:paragraph-rsid="04585528" style:font-size-asian="12pt" style:font-name-complex="Courier New" style:font-size-complex="12pt"/>
    </style:style>
    <style:style style:name="P193" style:family="paragraph" style:parent-style-name="Standard">
      <style:paragraph-properties fo:margin-left="0in" fo:margin-right="0in" fo:text-indent="2in" style:auto-text-indent="false"/>
      <style:text-properties style:font-name="Courier New" fo:font-size="12pt" officeooo:paragraph-rsid="04585528" style:font-size-asian="12pt" style:font-name-complex="Courier New" style:font-size-complex="12pt"/>
    </style:style>
    <style:style style:name="P194"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195" style:family="paragraph" style:parent-style-name="Standard">
      <style:text-properties officeooo:rsid="048055f4" officeooo:paragraph-rsid="048055f4" style:font-size-complex="12pt"/>
    </style:style>
    <style:style style:name="P196" style:family="paragraph" style:parent-style-name="Standard">
      <style:text-properties officeooo:rsid="04837943" officeooo:paragraph-rsid="04837943" style:font-size-complex="12pt"/>
    </style:style>
    <style:style style:name="P197" style:family="paragraph" style:parent-style-name="Standard">
      <style:text-properties style:font-name="Courier New" fo:font-size="12pt" officeooo:paragraph-rsid="034bc129" style:font-size-asian="12pt" style:font-name-complex="Courier New" style:font-size-complex="12pt"/>
    </style:style>
    <style:style style:name="P198" style:family="paragraph" style:parent-style-name="Standard">
      <style:text-properties officeooo:rsid="0481c79b" officeooo:paragraph-rsid="0481c79b"/>
    </style:style>
    <style:style style:name="P199" style:family="paragraph" style:parent-style-name="Heading_20_2">
      <style:text-properties officeooo:rsid="045d78e0" officeooo:paragraph-rsid="04711393" style:font-size-complex="12pt"/>
    </style:style>
    <style:style style:name="P200" style:family="paragraph" style:parent-style-name="Heading_20_2">
      <style:text-properties officeooo:rsid="045d78e0" officeooo:paragraph-rsid="046a2321" style:font-size-complex="12pt"/>
    </style:style>
    <style:style style:name="P201" style:family="paragraph" style:parent-style-name="Heading_20_2">
      <style:text-properties officeooo:rsid="045d78e0" officeooo:paragraph-rsid="0466c5f5" style:font-size-complex="12pt"/>
    </style:style>
    <style:style style:name="P202" style:family="paragraph" style:parent-style-name="Heading_20_2">
      <style:text-properties officeooo:rsid="046a2321" officeooo:paragraph-rsid="04711393" style:font-size-complex="12pt"/>
    </style:style>
    <style:style style:name="P203" style:family="paragraph" style:parent-style-name="Heading_20_2">
      <style:text-properties officeooo:rsid="046a2321" officeooo:paragraph-rsid="046a2321" style:font-size-complex="12pt"/>
    </style:style>
    <style:style style:name="P204" style:family="paragraph" style:parent-style-name="Heading_20_2">
      <style:text-properties officeooo:rsid="045e5f7f" officeooo:paragraph-rsid="045e5f7f" style:font-size-complex="12pt"/>
    </style:style>
    <style:style style:name="P205" style:family="paragraph" style:parent-style-name="Heading_20_2">
      <style:text-properties officeooo:rsid="045e5f7f" officeooo:paragraph-rsid="046c0c1c" style:font-size-complex="12pt"/>
    </style:style>
    <style:style style:name="P206" style:family="paragraph" style:parent-style-name="Heading_20_2">
      <style:text-properties officeooo:rsid="045e5f7f" officeooo:paragraph-rsid="0460187c" style:font-size-complex="12pt"/>
    </style:style>
    <style:style style:name="P207" style:family="paragraph" style:parent-style-name="Heading_20_2">
      <style:text-properties officeooo:rsid="0460187c" officeooo:paragraph-rsid="0460187c" style:font-size-complex="12pt"/>
    </style:style>
    <style:style style:name="P208" style:family="paragraph" style:parent-style-name="Heading_20_2">
      <style:text-properties officeooo:rsid="045e5f7f" officeooo:paragraph-rsid="045e5f7f"/>
    </style:style>
    <style:style style:name="P209" style:family="paragraph" style:parent-style-name="Heading_20_2">
      <style:text-properties officeooo:rsid="045e5f7f" officeooo:paragraph-rsid="0460187c"/>
    </style:style>
    <style:style style:name="P210" style:family="paragraph" style:parent-style-name="Heading_20_2">
      <style:text-properties style:font-name="Courier New" officeooo:paragraph-rsid="034bc129" style:font-name-complex="Courier New" style:font-size-complex="12pt"/>
    </style:style>
    <style:style style:name="P211" style:family="paragraph" style:parent-style-name="Heading_20_3">
      <style:paragraph-properties fo:margin-top="0.1665in" fo:margin-bottom="0in" loext:contextual-spacing="false"/>
      <style:text-properties style:font-name="Courier New" style:font-name-complex="Courier New" style:font-size-complex="12pt"/>
    </style:style>
    <style:style style:name="P212" style:family="paragraph" style:parent-style-name="Heading_20_3">
      <style:paragraph-properties fo:margin-top="0.1665in" fo:margin-bottom="0in" loext:contextual-spacing="false"/>
      <style:text-properties style:font-name="Courier New" officeooo:paragraph-rsid="045e5f7f" style:font-name-complex="Courier New" style:font-size-complex="12pt"/>
    </style:style>
    <style:style style:name="P213"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214" style:family="paragraph" style:parent-style-name="Heading_20_3">
      <style:paragraph-properties fo:margin-top="0.1665in" fo:margin-bottom="0in" loext:contextual-spacing="false"/>
      <style:text-properties style:font-name="Courier New" officeooo:paragraph-rsid="046c0c1c" style:font-name-complex="Courier New" style:font-size-complex="12pt"/>
    </style:style>
    <style:style style:name="P215" style:family="paragraph" style:parent-style-name="Heading_20_3">
      <style:paragraph-properties fo:margin-top="0.1665in" fo:margin-bottom="0in" loext:contextual-spacing="false"/>
      <style:text-properties style:font-name="Courier New" officeooo:paragraph-rsid="0460187c" style:font-name-complex="Courier New" style:font-size-complex="12pt"/>
    </style:style>
    <style:style style:name="P216" style:family="paragraph" style:parent-style-name="Heading_20_3">
      <style:paragraph-properties fo:margin-top="0.1665in" fo:margin-bottom="0in" loext:contextual-spacing="false"/>
      <style:text-properties style:font-name="Courier New" fo:font-size="12pt" officeooo:rsid="028c23ff" style:font-size-asian="12pt" style:font-name-complex="Courier New" style:font-size-complex="12pt"/>
    </style:style>
    <style:style style:name="P217" style:family="paragraph" style:parent-style-name="Heading_20_3">
      <style:paragraph-properties fo:margin-top="0.1665in" fo:margin-bottom="0in" loext:contextual-spacing="false"/>
      <style:text-properties style:font-name="Courier New" fo:font-size="12pt" officeooo:rsid="03ad4c8d" officeooo:paragraph-rsid="00983022" style:font-size-asian="12pt" style:font-name-complex="Courier New" style:font-size-complex="12pt"/>
    </style:style>
    <style:style style:name="P218" style:family="paragraph" style:parent-style-name="Heading_20_3">
      <style:paragraph-properties fo:margin-top="0.1665in" fo:margin-bottom="0in" loext:contextual-spacing="false"/>
      <style:text-properties officeooo:paragraph-rsid="010d6bfe"/>
    </style:style>
    <style:style style:name="T1" style:family="text">
      <style:text-properties style:font-size-complex="12pt"/>
    </style:style>
    <style:style style:name="T2" style:family="text">
      <style:text-properties officeooo:rsid="0460187c" style:font-size-complex="12pt"/>
    </style:style>
    <style:style style:name="T3" style:family="text">
      <style:text-properties officeooo:rsid="045e5f7f" style:font-size-complex="12pt"/>
    </style:style>
    <style:style style:name="T4" style:family="text">
      <style:text-properties officeooo:rsid="04649c06" style:font-size-complex="12pt"/>
    </style:style>
    <style:style style:name="T5" style:family="text">
      <style:text-properties officeooo:rsid="046c0c1c" style:font-size-complex="12pt"/>
    </style:style>
    <style:style style:name="T6" style:family="text">
      <style:text-properties officeooo:rsid="046a2321" style:font-size-complex="12pt"/>
    </style:style>
    <style:style style:name="T7" style:family="text">
      <style:text-properties officeooo:rsid="04711393" style:font-size-complex="12pt"/>
    </style:style>
    <style:style style:name="T8" style:family="text">
      <style:text-properties officeooo:rsid="04667648" style:font-size-complex="12pt"/>
    </style:style>
    <style:style style:name="T9" style:family="text">
      <style:text-properties officeooo:rsid="048055f4" style:font-size-complex="12pt"/>
    </style:style>
    <style:style style:name="T10" style:family="text">
      <style:text-properties officeooo:rsid="046116f1" style:font-size-complex="12pt"/>
    </style:style>
    <style:style style:name="T11" style:family="text">
      <style:text-properties style:font-name="Courier New" style:font-name-complex="Courier New" style:font-size-complex="12pt"/>
    </style:style>
    <style:style style:name="T12" style:family="text">
      <style:text-properties style:font-name="Courier New" officeooo:rsid="010d6bfe" style:font-name-complex="Courier New" style:font-size-complex="12pt"/>
    </style:style>
    <style:style style:name="T13" style:family="text">
      <style:text-properties style:font-name="Courier New" fo:font-size="12pt" style:font-size-asian="12pt" style:font-name-complex="Courier New" style:font-size-complex="12pt"/>
    </style:style>
    <style:style style:name="T14" style:family="text">
      <style:text-properties style:font-name="Courier New" fo:font-size="12pt" officeooo:rsid="0031a1b0" style:font-size-asian="12pt" style:font-name-complex="Courier New" style:font-size-complex="12pt"/>
    </style:style>
    <style:style style:name="T15" style:family="text">
      <style:text-properties style:font-name="Courier New" fo:font-size="12pt" officeooo:rsid="0032479d" style:font-size-asian="12pt" style:font-name-complex="Courier New" style:font-size-complex="12pt"/>
    </style:style>
    <style:style style:name="T16" style:family="text">
      <style:text-properties style:font-name="Courier New" fo:font-size="12pt" officeooo:rsid="00341cbb" style:font-size-asian="12pt" style:font-name-complex="Courier New" style:font-size-complex="12pt"/>
    </style:style>
    <style:style style:name="T17" style:family="text">
      <style:text-properties style:font-name="Courier New" fo:font-size="12pt" officeooo:rsid="003734a6" style:font-size-asian="12pt" style:font-name-complex="Courier New" style:font-size-complex="12pt"/>
    </style:style>
    <style:style style:name="T18" style:family="text">
      <style:text-properties style:font-name="Courier New" fo:font-size="12pt" officeooo:rsid="00377970" style:font-size-asian="12pt" style:font-name-complex="Courier New" style:font-size-complex="12pt"/>
    </style:style>
    <style:style style:name="T19" style:family="text">
      <style:text-properties style:font-name="Courier New" fo:font-size="12pt" officeooo:rsid="003825a3" style:font-size-asian="12pt" style:font-name-complex="Courier New" style:font-size-complex="12pt"/>
    </style:style>
    <style:style style:name="T20" style:family="text">
      <style:text-properties style:font-name="Courier New" fo:font-size="12pt" officeooo:rsid="003b5934" style:font-size-asian="12pt" style:font-name-complex="Courier New" style:font-size-complex="12pt"/>
    </style:style>
    <style:style style:name="T21" style:family="text">
      <style:text-properties style:font-name="Courier New" fo:font-size="12pt" officeooo:rsid="003d391a" style:font-size-asian="12pt" style:font-name-complex="Courier New" style:font-size-complex="12pt"/>
    </style:style>
    <style:style style:name="T22" style:family="text">
      <style:text-properties style:font-name="Courier New" fo:font-size="12pt" officeooo:rsid="003ec3e6" style:font-size-asian="12pt" style:font-name-complex="Courier New" style:font-size-complex="12pt"/>
    </style:style>
    <style:style style:name="T23" style:family="text">
      <style:text-properties style:font-name="Courier New" fo:font-size="12pt" officeooo:rsid="003f19d9" style:font-size-asian="12pt" style:font-name-complex="Courier New" style:font-size-complex="12pt"/>
    </style:style>
    <style:style style:name="T24" style:family="text">
      <style:text-properties style:font-name="Courier New" fo:font-size="12pt" officeooo:rsid="00410755" style:font-size-asian="12pt" style:font-name-complex="Courier New" style:font-size-complex="12pt"/>
    </style:style>
    <style:style style:name="T25" style:family="text">
      <style:text-properties style:font-name="Courier New" fo:font-size="12pt" officeooo:rsid="007914d8" style:font-size-asian="12pt" style:font-name-complex="Courier New" style:font-size-complex="12pt"/>
    </style:style>
    <style:style style:name="T26" style:family="text">
      <style:text-properties style:font-name="Courier New" fo:font-size="12pt" officeooo:rsid="008f3d00" style:font-size-asian="12pt" style:font-name-complex="Courier New" style:font-size-complex="12pt"/>
    </style:style>
    <style:style style:name="T27" style:family="text">
      <style:text-properties style:font-name="Courier New" fo:font-size="12pt" officeooo:rsid="00914589" style:font-size-asian="12pt" style:font-name-complex="Courier New" style:font-size-complex="12pt"/>
    </style:style>
    <style:style style:name="T28" style:family="text">
      <style:text-properties style:font-name="Courier New" fo:font-size="12pt" officeooo:rsid="0095db91" style:font-size-asian="12pt" style:font-name-complex="Courier New" style:font-size-complex="12pt"/>
    </style:style>
    <style:style style:name="T29" style:family="text">
      <style:text-properties style:font-name="Courier New" fo:font-size="12pt" officeooo:rsid="00a89125" style:font-size-asian="12pt" style:font-name-complex="Courier New" style:font-size-complex="12pt"/>
    </style:style>
    <style:style style:name="T30" style:family="text">
      <style:text-properties style:font-name="Courier New" fo:font-size="12pt" officeooo:rsid="00aa76a7" style:font-size-asian="12pt" style:font-name-complex="Courier New" style:font-size-complex="12pt"/>
    </style:style>
    <style:style style:name="T31" style:family="text">
      <style:text-properties style:font-name="Courier New" fo:font-size="12pt" officeooo:rsid="00ac280a" style:font-size-asian="12pt" style:font-name-complex="Courier New" style:font-size-complex="12pt"/>
    </style:style>
    <style:style style:name="T32" style:family="text">
      <style:text-properties style:font-name="Courier New" fo:font-size="12pt" officeooo:rsid="00adb049" style:font-size-asian="12pt" style:font-name-complex="Courier New" style:font-size-complex="12pt"/>
    </style:style>
    <style:style style:name="T33" style:family="text">
      <style:text-properties style:font-name="Courier New" fo:font-size="12pt" officeooo:rsid="00b32e72" style:font-size-asian="12pt" style:font-name-complex="Courier New" style:font-size-complex="12pt"/>
    </style:style>
    <style:style style:name="T34" style:family="text">
      <style:text-properties style:font-name="Courier New" fo:font-size="12pt" officeooo:rsid="00b491a8" style:font-size-asian="12pt" style:font-name-complex="Courier New" style:font-size-complex="12pt"/>
    </style:style>
    <style:style style:name="T35" style:family="text">
      <style:text-properties style:font-name="Courier New" fo:font-size="12pt" officeooo:rsid="00b608dc" style:font-size-asian="12pt" style:font-name-complex="Courier New" style:font-size-complex="12pt"/>
    </style:style>
    <style:style style:name="T36" style:family="text">
      <style:text-properties style:font-name="Courier New" fo:font-size="12pt" officeooo:rsid="00b959e3" style:font-size-asian="12pt" style:font-name-complex="Courier New" style:font-size-complex="12pt"/>
    </style:style>
    <style:style style:name="T37" style:family="text">
      <style:text-properties style:font-name="Courier New" fo:font-size="12pt" officeooo:rsid="00ba3cd3" style:font-size-asian="12pt" style:font-name-complex="Courier New" style:font-size-complex="12pt"/>
    </style:style>
    <style:style style:name="T38" style:family="text">
      <style:text-properties style:font-name="Courier New" fo:font-size="12pt" officeooo:rsid="00bafe11" style:font-size-asian="12pt" style:font-name-complex="Courier New" style:font-size-complex="12pt"/>
    </style:style>
    <style:style style:name="T39" style:family="text">
      <style:text-properties style:font-name="Courier New" fo:font-size="12pt" officeooo:rsid="00bc216e" style:font-size-asian="12pt" style:font-name-complex="Courier New" style:font-size-complex="12pt"/>
    </style:style>
    <style:style style:name="T40" style:family="text">
      <style:text-properties style:font-name="Courier New" fo:font-size="12pt" officeooo:rsid="00bde43f" style:font-size-asian="12pt" style:font-name-complex="Courier New" style:font-size-complex="12pt"/>
    </style:style>
    <style:style style:name="T41" style:family="text">
      <style:text-properties style:font-name="Courier New" fo:font-size="12pt" officeooo:rsid="00beb069" style:font-size-asian="12pt" style:font-name-complex="Courier New" style:font-size-complex="12pt"/>
    </style:style>
    <style:style style:name="T42" style:family="text">
      <style:text-properties style:font-name="Courier New" fo:font-size="12pt" officeooo:rsid="00c2c556" style:font-size-asian="12pt" style:font-name-complex="Courier New" style:font-size-complex="12pt"/>
    </style:style>
    <style:style style:name="T43" style:family="text">
      <style:text-properties style:font-name="Courier New" fo:font-size="12pt" officeooo:rsid="00c7bd0c" style:font-size-asian="12pt" style:font-name-complex="Courier New" style:font-size-complex="12pt"/>
    </style:style>
    <style:style style:name="T44" style:family="text">
      <style:text-properties style:font-name="Courier New" fo:font-size="12pt" officeooo:rsid="00c9ba0e" style:font-size-asian="12pt" style:font-name-complex="Courier New" style:font-size-complex="12pt"/>
    </style:style>
    <style:style style:name="T45" style:family="text">
      <style:text-properties style:font-name="Courier New" fo:font-size="12pt" officeooo:rsid="00c9debd" style:font-size-asian="12pt" style:font-name-complex="Courier New" style:font-size-complex="12pt"/>
    </style:style>
    <style:style style:name="T46" style:family="text">
      <style:text-properties style:font-name="Courier New" fo:font-size="12pt" officeooo:rsid="00cb22f4" style:font-size-asian="12pt" style:font-name-complex="Courier New" style:font-size-complex="12pt"/>
    </style:style>
    <style:style style:name="T47" style:family="text">
      <style:text-properties style:font-name="Courier New" fo:font-size="12pt" officeooo:rsid="00cced37" style:font-size-asian="12pt" style:font-name-complex="Courier New" style:font-size-complex="12pt"/>
    </style:style>
    <style:style style:name="T48" style:family="text">
      <style:text-properties style:font-name="Courier New" fo:font-size="12pt" officeooo:rsid="00cd2447" style:font-size-asian="12pt" style:font-name-complex="Courier New" style:font-size-complex="12pt"/>
    </style:style>
    <style:style style:name="T49" style:family="text">
      <style:text-properties style:font-name="Courier New" fo:font-size="12pt" officeooo:rsid="0108a687" style:font-size-asian="12pt" style:font-name-complex="Courier New" style:font-size-complex="12pt"/>
    </style:style>
    <style:style style:name="T50" style:family="text">
      <style:text-properties style:font-name="Courier New" fo:font-size="12pt" officeooo:rsid="010baa96" style:font-size-asian="12pt" style:font-name-complex="Courier New" style:font-size-complex="12pt"/>
    </style:style>
    <style:style style:name="T51" style:family="text">
      <style:text-properties style:font-name="Courier New" fo:font-size="12pt" officeooo:rsid="010d6bfe" style:font-size-asian="12pt" style:font-name-complex="Courier New" style:font-size-complex="12pt"/>
    </style:style>
    <style:style style:name="T52" style:family="text">
      <style:text-properties style:font-name="Courier New" fo:font-size="12pt" officeooo:rsid="0176e6f3" style:font-size-asian="12pt" style:font-name-complex="Courier New" style:font-size-complex="12pt"/>
    </style:style>
    <style:style style:name="T53" style:family="text">
      <style:text-properties style:font-name="Courier New" fo:font-size="12pt" officeooo:rsid="0177bebf" style:font-size-asian="12pt" style:font-name-complex="Courier New" style:font-size-complex="12pt"/>
    </style:style>
    <style:style style:name="T54" style:family="text">
      <style:text-properties style:font-name="Courier New" fo:font-size="12pt" officeooo:rsid="0178b2f2" style:font-size-asian="12pt" style:font-name-complex="Courier New" style:font-size-complex="12pt"/>
    </style:style>
    <style:style style:name="T55" style:family="text">
      <style:text-properties style:font-name="Courier New" fo:font-size="12pt" officeooo:rsid="01865141" style:font-size-asian="12pt" style:font-name-complex="Courier New" style:font-size-complex="12pt"/>
    </style:style>
    <style:style style:name="T56" style:family="text">
      <style:text-properties style:font-name="Courier New" fo:font-size="12pt" officeooo:rsid="019420cf" style:font-size-asian="12pt" style:font-name-complex="Courier New" style:font-size-complex="12pt"/>
    </style:style>
    <style:style style:name="T57" style:family="text">
      <style:text-properties style:font-name="Courier New" fo:font-size="12pt" officeooo:rsid="019669a7" style:font-size-asian="12pt" style:font-name-complex="Courier New" style:font-size-complex="12pt"/>
    </style:style>
    <style:style style:name="T58" style:family="text">
      <style:text-properties style:font-name="Courier New" fo:font-size="12pt" officeooo:rsid="01b58eec" style:font-size-asian="12pt" style:font-name-complex="Courier New" style:font-size-complex="12pt"/>
    </style:style>
    <style:style style:name="T59" style:family="text">
      <style:text-properties style:font-name="Courier New" fo:font-size="12pt" officeooo:rsid="01be6508" style:font-size-asian="12pt" style:font-name-complex="Courier New" style:font-size-complex="12pt"/>
    </style:style>
    <style:style style:name="T60" style:family="text">
      <style:text-properties style:font-name="Courier New" fo:font-size="12pt" officeooo:rsid="01f58801" style:font-size-asian="12pt" style:font-name-complex="Courier New" style:font-size-complex="12pt"/>
    </style:style>
    <style:style style:name="T61" style:family="text">
      <style:text-properties style:font-name="Courier New" fo:font-size="12pt" officeooo:rsid="01f769b1" style:font-size-asian="12pt" style:font-name-complex="Courier New" style:font-size-complex="12pt"/>
    </style:style>
    <style:style style:name="T62" style:family="text">
      <style:text-properties style:font-name="Courier New" fo:font-size="12pt" officeooo:rsid="01f8d055" style:font-size-asian="12pt" style:font-name-complex="Courier New" style:font-size-complex="12pt"/>
    </style:style>
    <style:style style:name="T63" style:family="text">
      <style:text-properties style:font-name="Courier New" fo:font-size="12pt" officeooo:rsid="01faade8" style:font-size-asian="12pt" style:font-name-complex="Courier New" style:font-size-complex="12pt"/>
    </style:style>
    <style:style style:name="T64" style:family="text">
      <style:text-properties style:font-name="Courier New" fo:font-size="12pt" officeooo:rsid="0285cd1f" style:font-size-asian="12pt" style:font-name-complex="Courier New" style:font-size-complex="12pt"/>
    </style:style>
    <style:style style:name="T65" style:family="text">
      <style:text-properties style:font-name="Courier New" fo:font-size="12pt" officeooo:rsid="02878cb7" style:font-size-asian="12pt" style:font-name-complex="Courier New" style:font-size-complex="12pt"/>
    </style:style>
    <style:style style:name="T66" style:family="text">
      <style:text-properties style:font-name="Courier New" fo:font-size="12pt" officeooo:rsid="02b422b5" style:font-size-asian="12pt" style:font-name-complex="Courier New" style:font-size-complex="12pt"/>
    </style:style>
    <style:style style:name="T67" style:family="text">
      <style:text-properties style:font-name="Courier New" fo:font-size="12pt" officeooo:rsid="02b5d6f9" style:font-size-asian="12pt" style:font-name-complex="Courier New" style:font-size-complex="12pt"/>
    </style:style>
    <style:style style:name="T68" style:family="text">
      <style:text-properties style:font-name="Courier New" fo:font-size="12pt" officeooo:rsid="02b62526" style:font-size-asian="12pt" style:font-name-complex="Courier New" style:font-size-complex="12pt"/>
    </style:style>
    <style:style style:name="T69" style:family="text">
      <style:text-properties style:font-name="Courier New" fo:font-size="12pt" officeooo:rsid="02b82171" style:font-size-asian="12pt" style:font-name-complex="Courier New" style:font-size-complex="12pt"/>
    </style:style>
    <style:style style:name="T70" style:family="text">
      <style:text-properties style:font-name="Courier New" fo:font-size="12pt" officeooo:rsid="02bd21a1" style:font-size-asian="12pt" style:font-name-complex="Courier New" style:font-size-complex="12pt"/>
    </style:style>
    <style:style style:name="T71" style:family="text">
      <style:text-properties style:font-name="Courier New" fo:font-size="12pt" officeooo:rsid="02fa5c00" style:font-size-asian="12pt" style:font-name-complex="Courier New" style:font-size-complex="12pt"/>
    </style:style>
    <style:style style:name="T72" style:family="text">
      <style:text-properties style:font-name="Courier New" fo:font-size="12pt" officeooo:rsid="02fd95bb" style:font-size-asian="12pt" style:font-name-complex="Courier New" style:font-size-complex="12pt"/>
    </style:style>
    <style:style style:name="T73" style:family="text">
      <style:text-properties style:font-name="Courier New" fo:font-size="12pt" officeooo:rsid="02fff50c" style:font-size-asian="12pt" style:font-name-complex="Courier New" style:font-size-complex="12pt"/>
    </style:style>
    <style:style style:name="T74" style:family="text">
      <style:text-properties style:font-name="Courier New" fo:font-size="12pt" officeooo:rsid="03352b68" style:font-size-asian="12pt" style:font-name-complex="Courier New" style:font-size-complex="12pt"/>
    </style:style>
    <style:style style:name="T75" style:family="text">
      <style:text-properties style:font-name="Courier New" fo:font-size="12pt" officeooo:rsid="03365a61" style:font-size-asian="12pt" style:font-name-complex="Courier New" style:font-size-complex="12pt"/>
    </style:style>
    <style:style style:name="T76" style:family="text">
      <style:text-properties style:font-name="Courier New" fo:font-size="12pt" officeooo:rsid="0337b8c5" style:font-size-asian="12pt" style:font-name-complex="Courier New" style:font-size-complex="12pt"/>
    </style:style>
    <style:style style:name="T77" style:family="text">
      <style:text-properties style:font-name="Courier New" fo:font-size="12pt" officeooo:rsid="03874ad2" style:font-size-asian="12pt" style:font-name-complex="Courier New" style:font-size-complex="12pt"/>
    </style:style>
    <style:style style:name="T78" style:family="text">
      <style:text-properties style:font-name="Courier New" fo:font-size="12pt" officeooo:rsid="038aa080" style:font-size-asian="12pt" style:font-name-complex="Courier New" style:font-size-complex="12pt"/>
    </style:style>
    <style:style style:name="T79" style:family="text">
      <style:text-properties style:font-name="Courier New" fo:font-size="12pt" officeooo:rsid="038c7884" style:font-size-asian="12pt" style:font-name-complex="Courier New" style:font-size-complex="12pt"/>
    </style:style>
    <style:style style:name="T80" style:family="text">
      <style:text-properties style:font-name="Courier New" fo:font-size="12pt" officeooo:rsid="0391ccb4" style:font-size-asian="12pt" style:font-name-complex="Courier New" style:font-size-complex="12pt"/>
    </style:style>
    <style:style style:name="T81" style:family="text">
      <style:text-properties style:font-name="Courier New" fo:font-size="12pt" officeooo:rsid="03951eb9" style:font-size-asian="12pt" style:font-name-complex="Courier New" style:font-size-complex="12pt"/>
    </style:style>
    <style:style style:name="T82" style:family="text">
      <style:text-properties style:font-name="Courier New" fo:font-size="12pt" officeooo:rsid="03958044" style:font-size-asian="12pt" style:font-name-complex="Courier New" style:font-size-complex="12pt"/>
    </style:style>
    <style:style style:name="T83" style:family="text">
      <style:text-properties style:font-name="Courier New" fo:font-size="12pt" officeooo:rsid="0396f0c0" style:font-size-asian="12pt" style:font-name-complex="Courier New" style:font-size-complex="12pt"/>
    </style:style>
    <style:style style:name="T84" style:family="text">
      <style:text-properties style:font-name="Courier New" fo:font-size="12pt" officeooo:rsid="03b1ec67" style:font-size-asian="12pt" style:font-name-complex="Courier New" style:font-size-complex="12pt"/>
    </style:style>
    <style:style style:name="T85" style:family="text">
      <style:text-properties style:font-name="Courier New" fo:font-size="12pt" officeooo:rsid="03da9177" style:font-size-asian="12pt" style:font-name-complex="Courier New" style:font-size-complex="12pt"/>
    </style:style>
    <style:style style:name="T86" style:family="text">
      <style:text-properties style:font-name="Courier New" fo:font-size="12pt" officeooo:rsid="03dc4112" style:font-size-asian="12pt" style:font-name-complex="Courier New" style:font-size-complex="12pt"/>
    </style:style>
    <style:style style:name="T87" style:family="text">
      <style:text-properties style:font-name="Courier New" fo:font-size="12pt" officeooo:rsid="03ddf3be" style:font-size-asian="12pt" style:font-name-complex="Courier New" style:font-size-complex="12pt"/>
    </style:style>
    <style:style style:name="T88" style:family="text">
      <style:text-properties style:font-name="Courier New" fo:font-size="12pt" officeooo:rsid="0407ffe5" style:font-size-asian="12pt" style:font-name-complex="Courier New" style:font-size-complex="12pt"/>
    </style:style>
    <style:style style:name="T89" style:family="text">
      <style:text-properties style:font-name="Courier New" fo:font-size="12pt" officeooo:rsid="04087de0" style:font-size-asian="12pt" style:font-name-complex="Courier New" style:font-size-complex="12pt"/>
    </style:style>
    <style:style style:name="T90" style:family="text">
      <style:text-properties style:font-name="Courier New" fo:font-size="12pt" officeooo:rsid="0409ef47" style:font-size-asian="12pt" style:font-name-complex="Courier New" style:font-size-complex="12pt"/>
    </style:style>
    <style:style style:name="T91" style:family="text">
      <style:text-properties style:font-name="Courier New" fo:font-size="12pt" officeooo:rsid="040cac36" style:font-size-asian="12pt" style:font-name-complex="Courier New" style:font-size-complex="12pt"/>
    </style:style>
    <style:style style:name="T92" style:family="text">
      <style:text-properties style:font-name="Courier New" fo:font-size="12pt" officeooo:rsid="040e18e2" style:font-size-asian="12pt" style:font-name-complex="Courier New" style:font-size-complex="12pt"/>
    </style:style>
    <style:style style:name="T93" style:family="text">
      <style:text-properties style:font-name="Courier New" fo:font-size="12pt" officeooo:rsid="042f1b7d" style:font-size-asian="12pt" style:font-name-complex="Courier New" style:font-size-complex="12pt"/>
    </style:style>
    <style:style style:name="T94" style:family="text">
      <style:text-properties style:font-name="Courier New" fo:font-size="12pt" officeooo:rsid="04559375" style:font-size-asian="12pt" style:font-name-complex="Courier New" style:font-size-complex="12pt"/>
    </style:style>
    <style:style style:name="T95" style:family="text">
      <style:text-properties style:font-name="Courier New" fo:font-size="12pt" officeooo:rsid="04585528" style:font-size-asian="12pt" style:font-name-complex="Courier New" style:font-size-complex="12pt"/>
    </style:style>
    <style:style style:name="T96" style:family="text">
      <style:text-properties style:font-name="Courier New" fo:font-size="12pt" officeooo:rsid="0462b7cf" style:font-size-asian="12pt" style:font-name-complex="Courier New" style:font-size-complex="12pt"/>
    </style:style>
    <style:style style:name="T97" style:family="text">
      <style:text-properties style:font-name="Courier New" fo:font-size="12pt" officeooo:rsid="046812e6" style:font-size-asian="12pt" style:font-name-complex="Courier New" style:font-size-complex="12pt"/>
    </style:style>
    <style:style style:name="T98" style:family="text">
      <style:text-properties style:font-name="Courier New" fo:font-size="12pt" officeooo:rsid="046a2321" style:font-size-asian="12pt" style:font-name-complex="Courier New" style:font-size-complex="12pt"/>
    </style:style>
    <style:style style:name="T99" style:family="text">
      <style:text-properties style:font-name="Courier New" fo:font-size="12pt" officeooo:rsid="047284b7" style:font-size-asian="12pt" style:font-name-complex="Courier New" style:font-size-complex="12pt"/>
    </style:style>
    <style:style style:name="T100" style:family="text">
      <style:text-properties style:font-name="Courier New" fo:font-size="12pt" officeooo:rsid="0472e783" style:font-size-asian="12pt" style:font-name-complex="Courier New" style:font-size-complex="12pt"/>
    </style:style>
    <style:style style:name="T101" style:family="text">
      <style:text-properties style:font-name="Courier New" fo:font-size="12pt" officeooo:rsid="04738c1d" style:font-size-asian="12pt" style:font-name-complex="Courier New" style:font-size-complex="12pt"/>
    </style:style>
    <style:style style:name="T102" style:family="text">
      <style:text-properties style:font-name="Courier New" fo:font-size="12pt" officeooo:rsid="0474d577" style:font-size-asian="12pt" style:font-name-complex="Courier New" style:font-size-complex="12pt"/>
    </style:style>
    <style:style style:name="T103" style:family="text">
      <style:text-properties style:font-name="Courier New" fo:font-size="12pt" officeooo:rsid="0475d2b0" style:font-size-asian="12pt" style:font-name-complex="Courier New" style:font-size-complex="12pt"/>
    </style:style>
    <style:style style:name="T104" style:family="text">
      <style:text-properties style:font-name="Courier New" fo:font-size="12pt" officeooo:rsid="04777e6f" style:font-size-asian="12pt" style:font-name-complex="Courier New" style:font-size-complex="12pt"/>
    </style:style>
    <style:style style:name="T105"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106" style:family="text">
      <style:text-properties style:font-name-asian="Courier New"/>
    </style:style>
    <style:style style:name="T107" style:family="text">
      <style:text-properties officeooo:rsid="04559375" style:font-name-asian="Courier New"/>
    </style:style>
    <style:style style:name="T108" style:family="text">
      <style:text-properties officeooo:rsid="0031a1b0"/>
    </style:style>
    <style:style style:name="T109" style:family="text">
      <style:text-properties officeooo:rsid="0032479d"/>
    </style:style>
    <style:style style:name="T110" style:family="text">
      <style:text-properties officeooo:rsid="00377970"/>
    </style:style>
    <style:style style:name="T111" style:family="text">
      <style:text-properties officeooo:rsid="003b5934"/>
    </style:style>
    <style:style style:name="T112" style:family="text">
      <style:text-properties officeooo:rsid="003d391a"/>
    </style:style>
    <style:style style:name="T113" style:family="text">
      <style:text-properties officeooo:rsid="003f19d9"/>
    </style:style>
    <style:style style:name="T114" style:family="text">
      <style:text-properties officeooo:rsid="00410755"/>
    </style:style>
    <style:style style:name="T115" style:family="text">
      <style:text-properties officeooo:rsid="00419492"/>
    </style:style>
    <style:style style:name="T116" style:family="text">
      <style:text-properties officeooo:rsid="00a89125"/>
    </style:style>
    <style:style style:name="T117" style:family="text">
      <style:text-properties officeooo:rsid="00aa76a7"/>
    </style:style>
    <style:style style:name="T118" style:family="text">
      <style:text-properties officeooo:rsid="00ac280a"/>
    </style:style>
    <style:style style:name="T119" style:family="text">
      <style:text-properties officeooo:rsid="00b3222a"/>
    </style:style>
    <style:style style:name="T120" style:family="text">
      <style:text-properties officeooo:rsid="00b491a8"/>
    </style:style>
    <style:style style:name="T121" style:family="text">
      <style:text-properties officeooo:rsid="00b5bdd3"/>
    </style:style>
    <style:style style:name="T122" style:family="text">
      <style:text-properties officeooo:rsid="00b608dc"/>
    </style:style>
    <style:style style:name="T123" style:family="text">
      <style:text-properties officeooo:rsid="00b797eb"/>
    </style:style>
    <style:style style:name="T124" style:family="text">
      <style:text-properties officeooo:rsid="00ba3cd3"/>
    </style:style>
    <style:style style:name="T125" style:family="text">
      <style:text-properties officeooo:rsid="00bafe11"/>
    </style:style>
    <style:style style:name="T126" style:family="text">
      <style:text-properties officeooo:rsid="00beb069"/>
    </style:style>
    <style:style style:name="T127" style:family="text">
      <style:text-properties officeooo:rsid="00c0ce30"/>
    </style:style>
    <style:style style:name="T128" style:family="text">
      <style:text-properties officeooo:rsid="00c55f29"/>
    </style:style>
    <style:style style:name="T129" style:family="text">
      <style:text-properties officeooo:rsid="00c605bd"/>
    </style:style>
    <style:style style:name="T130" style:family="text">
      <style:text-properties officeooo:rsid="00c9ba0e"/>
    </style:style>
    <style:style style:name="T131" style:family="text">
      <style:text-properties officeooo:rsid="0105de61"/>
    </style:style>
    <style:style style:name="T132" style:family="text">
      <style:text-properties officeooo:rsid="0107c452"/>
    </style:style>
    <style:style style:name="T133" style:family="text">
      <style:text-properties officeooo:rsid="0108a687"/>
    </style:style>
    <style:style style:name="T134" style:family="text">
      <style:text-properties officeooo:rsid="0109b70a"/>
    </style:style>
    <style:style style:name="T135" style:family="text">
      <style:text-properties officeooo:rsid="010baa96"/>
    </style:style>
    <style:style style:name="T136" style:family="text">
      <style:text-properties officeooo:rsid="010d6bfe"/>
    </style:style>
    <style:style style:name="T137" style:family="text">
      <style:text-properties officeooo:rsid="012fad07"/>
    </style:style>
    <style:style style:name="T138" style:family="text">
      <style:text-properties officeooo:rsid="0130a9ba"/>
    </style:style>
    <style:style style:name="T139" style:family="text">
      <style:text-properties officeooo:rsid="01619d6c"/>
    </style:style>
    <style:style style:name="T140" style:family="text">
      <style:text-properties officeooo:rsid="0161cd7a"/>
    </style:style>
    <style:style style:name="T141" style:family="text">
      <style:text-properties officeooo:rsid="01637fa1"/>
    </style:style>
    <style:style style:name="T142" style:family="text">
      <style:text-properties officeooo:rsid="016560ab"/>
    </style:style>
    <style:style style:name="T143" style:family="text">
      <style:text-properties officeooo:rsid="0165878e"/>
    </style:style>
    <style:style style:name="T144" style:family="text">
      <style:text-properties officeooo:rsid="01660312"/>
    </style:style>
    <style:style style:name="T145" style:family="text">
      <style:text-properties officeooo:rsid="016715d1"/>
    </style:style>
    <style:style style:name="T146" style:family="text">
      <style:text-properties officeooo:rsid="016727a2"/>
    </style:style>
    <style:style style:name="T147" style:family="text">
      <style:text-properties officeooo:rsid="0168b580"/>
    </style:style>
    <style:style style:name="T148" style:family="text">
      <style:text-properties officeooo:rsid="01697e87"/>
    </style:style>
    <style:style style:name="T149" style:family="text">
      <style:text-properties officeooo:rsid="016a4d1c"/>
    </style:style>
    <style:style style:name="T150" style:family="text">
      <style:text-properties officeooo:rsid="016c9441"/>
    </style:style>
    <style:style style:name="T151" style:family="text">
      <style:text-properties officeooo:rsid="017614c9"/>
    </style:style>
    <style:style style:name="T152" style:family="text">
      <style:text-properties officeooo:rsid="0176e6f3"/>
    </style:style>
    <style:style style:name="T153" style:family="text">
      <style:text-properties officeooo:rsid="0177bebf"/>
    </style:style>
    <style:style style:name="T154" style:family="text">
      <style:text-properties officeooo:rsid="0178b2f2"/>
    </style:style>
    <style:style style:name="T155" style:family="text">
      <style:text-properties officeooo:rsid="017fd6a1"/>
    </style:style>
    <style:style style:name="T156" style:family="text">
      <style:text-properties officeooo:rsid="0185381b"/>
    </style:style>
    <style:style style:name="T157" style:family="text">
      <style:text-properties officeooo:rsid="01934724"/>
    </style:style>
    <style:style style:name="T158" style:family="text">
      <style:text-properties officeooo:rsid="019420cf"/>
    </style:style>
    <style:style style:name="T159" style:family="text">
      <style:text-properties officeooo:rsid="01b32ee2"/>
    </style:style>
    <style:style style:name="T160" style:family="text">
      <style:text-properties officeooo:rsid="01b36120"/>
    </style:style>
    <style:style style:name="T161" style:family="text">
      <style:text-properties officeooo:rsid="01b55656"/>
    </style:style>
    <style:style style:name="T162" style:family="text">
      <style:text-properties officeooo:rsid="01c030bf"/>
    </style:style>
    <style:style style:name="T163" style:family="text">
      <style:text-properties officeooo:rsid="01c9d256"/>
    </style:style>
    <style:style style:name="T164" style:family="text">
      <style:text-properties officeooo:rsid="01cd0105"/>
    </style:style>
    <style:style style:name="T165" style:family="text">
      <style:text-properties officeooo:rsid="01e27ee7"/>
    </style:style>
    <style:style style:name="T166" style:family="text">
      <style:text-properties officeooo:rsid="01eb2eaf"/>
    </style:style>
    <style:style style:name="T167" style:family="text">
      <style:text-properties officeooo:rsid="01eb63e5"/>
    </style:style>
    <style:style style:name="T168" style:family="text">
      <style:text-properties officeooo:rsid="01ed57d1"/>
    </style:style>
    <style:style style:name="T169" style:family="text">
      <style:text-properties officeooo:rsid="01f4e1a6"/>
    </style:style>
    <style:style style:name="T170" style:family="text">
      <style:text-properties officeooo:rsid="01f58801"/>
    </style:style>
    <style:style style:name="T171" style:family="text">
      <style:text-properties officeooo:rsid="020c2e1e"/>
    </style:style>
    <style:style style:name="T172" style:family="text">
      <style:text-properties officeooo:rsid="02104077"/>
    </style:style>
    <style:style style:name="T173" style:family="text">
      <style:text-properties officeooo:rsid="02112ebd"/>
    </style:style>
    <style:style style:name="T174" style:family="text">
      <style:text-properties officeooo:rsid="021894ce"/>
    </style:style>
    <style:style style:name="T175" style:family="text">
      <style:text-properties officeooo:rsid="02861325"/>
    </style:style>
    <style:style style:name="T176" style:family="text">
      <style:text-properties officeooo:rsid="028774af"/>
    </style:style>
    <style:style style:name="T177" style:family="text">
      <style:text-properties officeooo:rsid="029d27f3"/>
    </style:style>
    <style:style style:name="T178" style:family="text">
      <style:text-properties officeooo:rsid="029dcd7a"/>
    </style:style>
    <style:style style:name="T179" style:family="text">
      <style:text-properties officeooo:rsid="02b422b5"/>
    </style:style>
    <style:style style:name="T180" style:family="text">
      <style:text-properties officeooo:rsid="02b62526"/>
    </style:style>
    <style:style style:name="T181" style:family="text">
      <style:text-properties officeooo:rsid="02b82171"/>
    </style:style>
    <style:style style:name="T182" style:family="text">
      <style:text-properties officeooo:rsid="02c434b0"/>
    </style:style>
    <style:style style:name="T183" style:family="text">
      <style:text-properties officeooo:rsid="02fec9a9"/>
    </style:style>
    <style:style style:name="T184" style:family="text">
      <style:text-properties officeooo:rsid="02ff9640"/>
    </style:style>
    <style:style style:name="T185" style:family="text">
      <style:text-properties officeooo:rsid="0306da59"/>
    </style:style>
    <style:style style:name="T186" style:family="text">
      <style:text-properties officeooo:rsid="03076f4c"/>
    </style:style>
    <style:style style:name="T187" style:family="text">
      <style:text-properties officeooo:rsid="030dfe40"/>
    </style:style>
    <style:style style:name="T188" style:family="text">
      <style:text-properties officeooo:rsid="0349974b"/>
    </style:style>
    <style:style style:name="T189" style:family="text">
      <style:text-properties officeooo:rsid="034a3fa9"/>
    </style:style>
    <style:style style:name="T190" style:family="text">
      <style:text-properties officeooo:rsid="038a1af3"/>
    </style:style>
    <style:style style:name="T191" style:family="text">
      <style:text-properties officeooo:rsid="038c7884"/>
    </style:style>
    <style:style style:name="T192" style:family="text">
      <style:text-properties officeooo:rsid="039071eb"/>
    </style:style>
    <style:style style:name="T193" style:family="text">
      <style:text-properties officeooo:rsid="0393ca1a"/>
    </style:style>
    <style:style style:name="T194" style:family="text">
      <style:text-properties officeooo:rsid="03951eb9"/>
    </style:style>
    <style:style style:name="T195" style:family="text">
      <style:text-properties officeooo:rsid="0396f0c0"/>
    </style:style>
    <style:style style:name="T196" style:family="text">
      <style:text-properties officeooo:rsid="03976127"/>
    </style:style>
    <style:style style:name="T197" style:family="text">
      <style:text-properties officeooo:rsid="03d6474a"/>
    </style:style>
    <style:style style:name="T198" style:family="text">
      <style:text-properties officeooo:rsid="03ddf3be"/>
    </style:style>
    <style:style style:name="T199" style:family="text">
      <style:text-properties officeooo:rsid="03eba6b8"/>
    </style:style>
    <style:style style:name="T200" style:family="text">
      <style:text-properties officeooo:rsid="03ebc79a"/>
    </style:style>
    <style:style style:name="T201" style:family="text">
      <style:text-properties officeooo:rsid="040fe64e"/>
    </style:style>
    <style:style style:name="T202" style:family="text">
      <style:text-properties officeooo:rsid="041e6271"/>
    </style:style>
    <style:style style:name="T203" style:family="text">
      <style:text-properties officeooo:rsid="042cd1e0"/>
    </style:style>
    <style:style style:name="T204" style:family="text">
      <style:text-properties officeooo:rsid="042ec5d2"/>
    </style:style>
    <style:style style:name="T205" style:family="text">
      <style:text-properties officeooo:rsid="042fcf21"/>
    </style:style>
    <style:style style:name="T206" style:family="text">
      <style:text-properties officeooo:rsid="0433516b"/>
    </style:style>
    <style:style style:name="T207" style:family="text">
      <style:text-properties officeooo:rsid="04350fcc"/>
    </style:style>
    <style:style style:name="T208" style:family="text">
      <style:text-properties officeooo:rsid="043681ec"/>
    </style:style>
    <style:style style:name="T209" style:family="text">
      <style:text-properties officeooo:rsid="0437abba"/>
    </style:style>
    <style:style style:name="T210" style:family="text">
      <style:text-properties officeooo:rsid="044c650a"/>
    </style:style>
    <style:style style:name="T211" style:family="text">
      <style:text-properties officeooo:rsid="04559375"/>
    </style:style>
    <style:style style:name="T212" style:family="text">
      <style:text-properties officeooo:rsid="045759f0"/>
    </style:style>
    <style:style style:name="T213" style:family="text">
      <style:text-properties officeooo:rsid="04585528"/>
    </style:style>
    <style:style style:name="T214" style:family="text">
      <style:text-properties officeooo:rsid="045c99cf"/>
    </style:style>
    <style:style style:name="T215" style:family="text">
      <style:text-properties officeooo:rsid="046116f1"/>
    </style:style>
    <style:style style:name="T216" style:family="text">
      <style:text-properties officeooo:rsid="0462b7cf"/>
    </style:style>
    <style:style style:name="T217" style:family="text">
      <style:text-properties officeooo:rsid="04649c06"/>
    </style:style>
    <style:style style:name="T218" style:family="text">
      <style:text-properties officeooo:rsid="04659f80"/>
    </style:style>
    <style:style style:name="T219" style:family="text">
      <style:text-properties officeooo:rsid="04667648"/>
    </style:style>
    <style:style style:name="T220" style:family="text">
      <style:text-properties officeooo:rsid="0468d17a"/>
    </style:style>
    <style:style style:name="T221" style:family="text">
      <style:text-properties officeooo:rsid="046a2321"/>
    </style:style>
    <style:style style:name="T222" style:family="text">
      <style:text-properties officeooo:rsid="046c42b0"/>
    </style:style>
    <style:style style:name="T223" style:family="text">
      <style:text-properties officeooo:rsid="046ddf47"/>
    </style:style>
    <style:style style:name="T224" style:family="text">
      <style:text-properties officeooo:rsid="046f42e1"/>
    </style:style>
    <style:style style:name="T225" style:family="text">
      <style:text-properties officeooo:rsid="04707938"/>
    </style:style>
    <style:style style:name="T226" style:family="text">
      <style:text-properties officeooo:rsid="04711393"/>
    </style:style>
    <style:style style:name="T227" style:family="text">
      <style:text-properties officeooo:rsid="04712e2e"/>
    </style:style>
    <style:style style:name="T228" style:family="text">
      <style:text-properties officeooo:rsid="0472e783"/>
    </style:style>
    <style:style style:name="T229" style:family="text">
      <style:text-properties officeooo:rsid="04777e6f"/>
    </style:style>
    <style:style style:name="T230" style:family="text">
      <style:text-properties officeooo:rsid="04781130"/>
    </style:style>
    <style:style style:name="T231" style:family="text">
      <style:text-properties officeooo:rsid="04789c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2">Mar 24: Lisa, Jeff, Kelly, Becky, Michelles, Heather, boyfriend</text:h>
      <text:h text:style-name="P199" text:outline-level="2"><text:span text:style-name="T221">More </text:span>Cheerleaders, <text:span text:style-name="T226">Dan, Adam, pommie, kids in background</text:span></text:h>
      <text:p text:style-name="P184"><text:span text:style-name="T7">M</text:span><text:span text:style-name="T1">ar 24</text:span></text:p>
      <text:h text:style-name="P211" text:outline-level="3">EXT. COURTYARD</text:h>
      <text:p text:style-name="P57"><text:span text:style-name="T13">The cheerleaders wear matching shirts</text:span><text:span text:style-name="T77"> and</text:span><text:span text:style-name="T13"> start a cheer. Bending knees and clapping in stiff V shapes. Becky stands in front of the other five, facing them.</text:span></text:p>
      <text:p text:style-name="P82">CHEERLEADERS</text:p>
      <text:p text:style-name="P146">We are the Eagles and we are proud</text:p>
      <text:p text:style-name="P146">We’re gonna stomp you</text:p>
      <text:p text:style-name="P2">Raise right <text:span text:style-name="T159">fist and</text:span> elbow <text:span text:style-name="T159">with</text:span> two stomps. Two claps.</text:p>
      <text:p text:style-name="P82">CHEERLEADERS</text:p>
      <text:p text:style-name="P146">In the ground.</text:p>
      <text:p text:style-name="P2">Jeff sits at <text:span text:style-name="T227">a picnic table</text:span> in the <text:span text:style-name="T151">background</text:span>, watching them. <text:span text:style-name="T116">He is surrounded by his textbooks, trying to look studious. </text:span></text:p>
      <text:p text:style-name="P2">Lisa notices Jeff and smiles. </text:p>
      <text:p text:style-name="P2">Jeff looks down and pretends to do homework.</text:p>
      <text:p text:style-name="P82">BECKY</text:p>
      <text:p text:style-name="P146">Raise your hands!</text:p>
      <text:p text:style-name="P2">The cheerleaders raise their hands in a wiggly motion.</text:p>
      <text:p text:style-name="P82">CHEERLEADERS</text:p>
      <text:p text:style-name="P146">Raise your hands.</text:p>
      <text:p text:style-name="P82">BECKY</text:p>
      <text:p text:style-name="P146">Louder!</text:p>
      <text:p text:style-name="P2">Three claps. They stomp feet and clap three times.</text:p>
      <text:p text:style-name="P82">CHEERLEADERS</text:p>
      <text:p text:style-name="P146">Stomp your feet.</text:p>
      <text:p text:style-name="P2">Three claps. Clap and stomp seven times (once with each syllable).</text:p>
      <text:p text:style-name="P82">CHEERLEADERS</text:p>
      <text:p text:style-name="P146">Bourgade Eagles can’t be beat.</text:p>
      <text:p text:style-name="P2">Three claps. </text:p>
      <text:p text:style-name="P82"><text:soft-page-break/>BECKY</text:p>
      <text:p text:style-name="P146"><text:span text:style-name="T160">T</text:span>ake a break.</text:p>
      <text:p text:style-name="P2">Lisa looks over at Jeff again, smiles. He smiles back.</text:p>
      <text:p text:style-name="P2">Becky sits on the ground. The other f<text:span text:style-name="T151">our</text:span> sit down <text:span text:style-name="T160">near her</text:span> <text:span text:style-name="T151">to form a circle</text:span>. Becky looks through a cheer notebook. </text:p>
      <text:p text:style-name="P76"><text:span text:style-name="T96">HEATHER</text:span><text:span text:style-name="T94">, a nice </text:span><text:span text:style-name="T103">pom girl in uniform</text:span><text:span text:style-name="T94">,</text:span><text:span text:style-name="T13"> walks past </text:span><text:span text:style-name="T99">holding hands</text:span><text:span text:style-name="T13"> </text:span><text:span text:style-name="T99">with her boyfriend</text:span><text:span text:style-name="T13">. </text:span><text:span text:style-name="T102">Another </text:span><text:span text:style-name="T103">pom girl</text:span><text:span text:style-name="T102"> walks with them.</text:span><text:span text:style-name="T13"> </text:span></text:p>
      <text:p text:style-name="P138"><text:span text:style-name="T96">HEATHER</text:span><text:span text:style-name="T13"> </text:span></text:p>
      <text:p text:style-name="P168"><text:span text:style-name="T211">Great job JV Cheer! Keep up the good work</text:span>.</text:p>
      <text:p text:style-name="P79"><text:span text:style-name="T101">Heather does a cheer jump</text:span><text:span text:style-name="T13">. </text:span><text:span text:style-name="T102">The other cheerleader raises her fist in the air.</text:span></text:p>
      <text:p text:style-name="P134">BECKY </text:p>
      <text:p text:style-name="P168"><text:span text:style-name="T211">Thanks, Heather. You’re the best</text:span>. <text:span text:style-name="T228">You too Robert and Christy.</text:span></text:p>
      <text:p text:style-name="P187">Heather and Robert keep walking, Robert waves.</text:p>
      <text:p text:style-name="P80"><text:span text:style-name="T13">Becky </text:span><text:span text:style-name="T100">waves back,</text:span><text:span text:style-name="T13"> watches </text:span><text:span text:style-name="T96">Heather</text:span><text:span text:style-name="T94">, fake smiling, until she’s gone.</text:span><text:span text:style-name="T13"> </text:span><text:span text:style-name="T94">Then Becky</text:span><text:span text:style-name="T13"> makes a face at her. </text:span><text:span text:style-name="T104">The Michelles snicker.</text:span></text:p>
      <text:p text:style-name="P135">MICHELLE</text:p>
      <text:p text:style-name="P171"><text:span text:style-name="T229">The pom line sucks</text:span>.</text:p>
      <text:p text:style-name="P80"><text:span text:style-name="T104">Becky</text:span><text:span text:style-name="T94"> leans in</text:span><text:span text:style-name="T13">.</text:span></text:p>
      <text:p text:style-name="P129">BECKY </text:p>
      <text:p text:style-name="P146">When <text:span text:style-name="T216">Heather</text:span> does her <text:span text:style-name="T230">pom kick</text:span>s, Robert's class ring falls out.</text:p>
      <text:p text:style-name="P188">Becky raises her leg in the air like a kick. Makes a motion with her fingers like a ring is falling out of her crotch.</text:p>
      <text:p text:style-name="P136">BECKY </text:p>
      <text:p text:style-name="P190">Ping!</text:p>
      <text:p text:style-name="P55"><text:span text:style-name="T231">The Michelles</text:span> laugh. Lisa looks grossed out.</text:p>
      <text:p text:style-name="P82">JULIE</text:p>
      <text:p text:style-name="P146">Except when she’s on the rag. Then splllch.</text:p>
      <text:p text:style-name="P1"><text:span text:style-name="T80">Julie</text:span><text:span text:style-name="T13"> makes a gross liquid noise, opens her legs wide, motions </text:span><text:span text:style-name="T14">her hands</text:span><text:span text:style-name="T13"> like </text:span><text:span text:style-name="T14">they're </text:span><text:span text:style-name="T13">something com</text:span><text:span text:style-name="T14">ing</text:span><text:span text:style-name="T13"> out </text:span><text:span text:style-name="T14">from</text:span><text:span text:style-name="T13"> </text:span><text:soft-page-break/><text:span text:style-name="T13">between her legs. Becky, Julie and Krissy laugh. Lisa’s still grossed out. Becky is bitchy and sarcastic.</text:span></text:p>
      <text:p text:style-name="P82">BECKY <text:span text:style-name="T152">(to Lisa)</text:span></text:p>
      <text:p text:style-name="P146">What’s wrong with you? Can’t handle us talking about rags?</text:p>
      <text:p text:style-name="P82">LISA </text:p>
      <text:p text:style-name="P146">I don’t know what you guys are talking about.</text:p>
      <text:p text:style-name="P82">BECKY</text:p>
      <text:p text:style-name="P146">That’s because your family is like that guy in the Breakfast Club whose family sits around the dinner table and talks about their day.</text:p>
      <text:p text:style-name="P82">KRISSY</text:p>
      <text:p text:style-name="P169">Yeah. Like ‘How was your day?’ </text:p>
      <text:p text:style-name="P77"><text:span text:style-name="T95">Krissy turns as if to answer herself</text:span><text:span text:style-name="T13">.</text:span></text:p>
      <text:p text:style-name="P130">KRISSY</text:p>
      <text:p text:style-name="P169">‘<text:span text:style-name="T212">Peachy</text:span>. How was yours?’ </text:p>
      <text:p text:style-name="P77"><text:span text:style-name="T95">Julie turns to Michelle</text:span><text:span text:style-name="T13">.</text:span></text:p>
      <text:p text:style-name="P130">JULIE</text:p>
      <text:p text:style-name="P167"><text:span text:style-name="T106">‘</text:span>You can do homework on the <text:span text:style-name="T211">yach</text:span>t.’ </text:p>
      <text:p text:style-name="P192">MICHELLE</text:p>
      <text:p text:style-name="P169"><text:span text:style-name="T106">‘</text:span><text:span text:style-name="T107">Aren’t we so peachy</text:span>?’ </text:p>
      <text:p text:style-name="P130">JULIE</text:p>
      <text:p text:style-name="P169">‘Yeah, <text:span text:style-name="T211">peachy</text:span>.’</text:p>
      <text:p text:style-name="P52"><text:span text:style-name="T213">Michelle, </text:span>Julie and Krissy <text:span text:style-name="T197">giggle at themselves</text:span>.</text:p>
      <text:p text:style-name="P124">BECKY<text:tab/></text:p>
      <text:p text:style-name="P146">Isn’t that what your house is like?</text:p>
      <text:p text:style-name="P82">LISA</text:p>
      <text:p text:style-name="P146">Yeah. That’s what it’s like.</text:p>
      <text:p text:style-name="P2">Kelly changes the subject, addresses Becky.</text:p>
      <text:p text:style-name="P82">K<text:span text:style-name="T210">ELLY</text:span></text:p>
      <text:p text:style-name="P146">What are you going to wear to the Christmas Dance?</text:p>
      <text:p text:style-name="P2">Lisa looks at Jeff. He’s watching her. Lisa smiles.</text:p>
      <text:p text:style-name="P82"><text:soft-page-break/>BECKY</text:p>
      <text:p text:style-name="P146">My pink dress with the puffy sleeves and bubble skirt.</text:p>
      <text:p text:style-name="P82">JULIE</text:p>
      <text:p text:style-name="P146">Who are you going to the Christmas Dance with?</text:p>
      <text:p text:style-name="P82">BECKY<text:tab/></text:p>
      <text:p text:style-name="P146">Jeff Nostram.</text:p>
      <text:p text:style-name="P2">Lisa <text:span text:style-name="T169">snaps her head to look at Becky Her </text:span>shoulders drop, <text:span text:style-name="T169">s</text:span>he looks at the ground. She looks at Jeff.</text:p>
      <text:p text:style-name="P2">Jeff looks at her, smiles. </text:p>
      <text:p text:style-name="P1"><text:span text:style-name="T13">Lisa looks </text:span><text:span text:style-name="T29">back and forth between Becky and Jeff</text:span><text:span text:style-name="T13">. No smile. </text:span><text:span text:style-name="T14">So he</text:span><text:span text:style-name="T52">'s</text:span><text:span text:style-name="T14"> here to watch Becky.. </text:span><text:span text:style-name="T52">h</text:span><text:span text:style-name="T14">ow could </text:span><text:span text:style-name="T52">she</text:span><text:span text:style-name="T14"> be so foolish.</text:span><text:span text:style-name="T13"> </text:span></text:p>
      <text:p text:style-name="P2">Becky waves at Jeff. </text:p>
      <text:p text:style-name="P2">Lisa sees Becky wave, then stares at the ground, sullen.</text:p>
      <text:p text:style-name="P82">KRISSY</text:p>
      <text:p text:style-name="P146">Ooh. Becky and Jeff Nostram.</text:p>
      <text:p text:style-name="P2">Lisa timidly asks Becky.</text:p>
      <text:p text:style-name="P82">LISA </text:p>
      <text:p text:style-name="P146">Did he ever invite you to a barbecue?</text:p>
      <text:p text:style-name="P82">BECKY <text:span text:style-name="T108">(rude)</text:span></text:p>
      <text:p text:style-name="P146">What are you talking about? The Christmas Dance isn’t a barbecue. It’s a DANCE.</text:p>
      <text:p text:style-name="P9">Becky laughs at Lisa. Julie and Krissy join in with mean laughter. </text:p>
      <text:p text:style-name="P83">KRISSY</text:p>
      <text:p text:style-name="P141"><text:span text:style-name="T15">You always say things that don't make sense</text:span><text:span text:style-name="T13">.</text:span></text:p>
      <text:p text:style-name="P83">JULIE</text:p>
      <text:p text:style-name="P141"><text:span text:style-name="T15">Yeah, like Piss and Greeeeen theory</text:span><text:span text:style-name="T13">.</text:span></text:p>
      <text:p text:style-name="P57"><text:span text:style-name="T13">Lisa </text:span><text:span text:style-name="T15">gives her a blank stare,</text:span><text:span text:style-name="T13"> </text:span><text:span text:style-name="T15">tries to figure out what she's talking about</text:span><text:span text:style-name="T13">. </text:span></text:p>
      <text:p text:style-name="P84">LISA</text:p>
      <text:p text:style-name="P141"><text:soft-page-break/><text:span text:style-name="T15">Pythagorean theorem</text:span><text:span text:style-name="T13">.</text:span></text:p>
      <text:p text:style-name="P131">MICHELLE</text:p>
      <text:p text:style-name="P141"><text:span text:style-name="T15">Pithhh Pithhh. You can't even say Piss</text:span><text:span text:style-name="T13">. </text:span></text:p>
      <text:p text:style-name="P9">Lisa shakes her head; <text:span text:style-name="T152">not worth explaining</text:span>. <text:span text:style-name="T176">Kelly tries to change the conversation.</text:span></text:p>
      <text:p text:style-name="P85">K<text:span text:style-name="T203">ELLY (to Julie)</text:span></text:p>
      <text:p text:style-name="P143"><text:span text:style-name="T64">Who</text:span><text:span text:style-name="T65">'</text:span><text:span text:style-name="T64">s taking you to the Christmas Dance?</text:span></text:p>
      <text:p text:style-name="P115">KRISSY,<text:span text:style-name="T190"> JULIE, &amp; MICHELLE</text:span></text:p>
      <text:p text:style-name="P140"><text:span text:style-name="T64">We're</text:span><text:span text:style-name="T13"> going </text:span><text:span text:style-name="T15">to the Christmas dance </text:span><text:span text:style-name="T13">with </text:span><text:span text:style-name="T53">Tom Paz</text:span><text:span text:style-name="T13">.</text:span></text:p>
      <text:p text:style-name="P44">Lisa <text:span text:style-name="T175">gives Julie, Krissy, Michelle a</text:span> confused <text:span text:style-name="T175">look</text:span>. What? They're all going to the dance with the same date?</text:p>
      <text:p text:style-name="P128"><text:span text:style-name="T214">MICHELLE</text:span> (to Kelly)</text:p>
      <text:p text:style-name="P146"><text:span text:style-name="T175">W</text:span>ho are you going with?</text:p>
      <text:p text:style-name="P2">Kelly nods to<text:span text:style-name="T153">ward</text:span> Becky</text:p>
      <text:p text:style-name="P82">K<text:span text:style-name="T203">ELLY</text:span></text:p>
      <text:p text:style-name="P144"><text:span text:style-name="T13">Me and </text:span><text:span text:style-name="T93">Dan</text:span><text:span text:style-name="T30"> are going double with </text:span><text:span text:style-name="T78">Becky</text:span><text:span text:style-name="T30"> and</text:span><text:span text:style-name="T13"> Jeff.</text:span></text:p>
      <text:p text:style-name="P144"><text:span text:style-name="T30">(to Lisa) </text:span><text:span text:style-name="T13">Do you and your date want to come with us?</text:span></text:p>
      <text:p text:style-name="P2">Kelly looks over at Jeff,</text:p>
      <text:p text:style-name="P2">Jeff’s watching the cheerleaders.</text:p>
      <text:p text:style-name="P82">LISA</text:p>
      <text:p text:style-name="P146">I don’t have a date.</text:p>
      <text:p text:style-name="P2">Kelly look<text:span text:style-name="T169">s at Lisa and cocks her head. She looks back at</text:span> Jeff <text:span text:style-name="T117">again</text:span>, confused.</text:p>
      <text:p text:style-name="P82">K<text:span text:style-name="T204">ELLY</text:span></text:p>
      <text:p text:style-name="P146">Oh. I… You don’t? Someone told me you did.</text:p>
      <text:p text:style-name="P35"><text:span text:style-name="T163">Kelly gives </text:span>Jeff <text:span text:style-name="T117">another</text:span> confused <text:span text:style-name="T161">look</text:span>.</text:p>
      <text:p text:style-name="P35"/>
      <text:p text:style-name="P35"/>
      <text:h text:style-name="P203" text:outline-level="2">Mar 24: Lisa, Jeff, Dan, Kelly, Becky, Michelles, Mr Cotter, at least 1 of Lisa’s friends</text:h>
      <text:h text:style-name="P200" text:outline-level="2"><text:soft-page-break/><text:span text:style-name="T221">More </text:span>Cheerleaders, Ma<text:span text:style-name="T218">rnie, Matt</text:span> &amp; friends, <text:span text:style-name="T221">Adam</text:span></text:h>
      <text:p text:style-name="P184"><text:span text:style-name="T6">M</text:span><text:span text:style-name="T1">ar 24</text:span></text:p>
      <text:h text:style-name="P211" text:outline-level="3">EXT. COURTYARD - <text:span text:style-name="T154">DAYLIGHT</text:span></text:h>
      <text:p text:style-name="P64"><text:span text:style-name="T13">Lisa and </text:span><text:span text:style-name="T66">Matt</text:span><text:span text:style-name="T13"> sit on the grass, doing </text:span><text:span text:style-name="T35">geometry</text:span><text:span text:style-name="T13"> homework. </text:span><text:span text:style-name="T35">A thermos is next to Lisa. Lisa wears </text:span><text:span text:style-name="T74">80s green eyeshadow,</text:span><text:span text:style-name="T35"> her </text:span><text:span text:style-name="T79">cheer </text:span><text:span text:style-name="T35">shirt and </text:span><text:span text:style-name="T54">a pair of </text:span><text:span text:style-name="T79">red,</text:span><text:span text:style-name="T54"> </text:span><text:span text:style-name="T35">yellow, and </text:span><text:span text:style-name="T79">blue</text:span><text:span text:style-name="T35"> shorts.</text:span></text:p>
      <text:p text:style-name="P93">LISA</text:p>
      <text:p text:style-name="P153"><text:span text:style-name="T221">Angle Side Side isn't a valid proof</text:span>. <text:span text:style-name="T121">It's close, but it could differ by 90 degrees.</text:span></text:p>
      <text:p text:style-name="P118">MA<text:span text:style-name="T217">RNIE</text:span></text:p>
      <text:p text:style-name="P153">You’re the only one who knows how to do these pro<text:span text:style-name="T121">of</text:span>s.</text:p>
      <text:p text:style-name="P63"><text:span text:style-name="T35">In the background, Julie and Krissy run past screaming</text:span><text:span text:style-name="T13">. The Nostrams </text:span><text:span text:style-name="T35">chase them</text:span><text:span text:style-name="T13"> shooting s</text:span><text:span text:style-name="T54">uper soaker</text:span><text:span text:style-name="T13">s. Kelly</text:span><text:span text:style-name="T79"> and Becky</text:span><text:span text:style-name="T13"> </text:span><text:span text:style-name="T35">chase the Nostrams and</text:span><text:span text:style-name="T13"> throw </text:span><text:span text:style-name="T35">water balloon</text:span><text:span text:style-name="T13">s at the</text:span><text:span text:style-name="T35">m</text:span><text:span text:style-name="T13">. </text:span></text:p>
      <text:p text:style-name="P82">J<text:span text:style-name="T205">EFF</text:span></text:p>
      <text:p text:style-name="P140"><text:span text:style-name="T25">Hugh hugh</text:span><text:span text:style-name="T13">!</text:span></text:p>
      <text:p text:style-name="P2">Kelly<text:span text:style-name="T191"> and Becky</text:span> <text:span text:style-name="T123">stop at the drinking fountain, </text:span>fill their mouths from the drinking fountain and squirt the water out of their mouths at Jeff and Dan <text:span text:style-name="T122">but miss</text:span>.</text:p>
      <text:p text:style-name="P82">J<text:span text:style-name="T205">EFF</text:span></text:p>
      <text:p text:style-name="P146"><text:span text:style-name="T108">Burn on you</text:span>!</text:p>
      <text:p text:style-name="P64"><text:span text:style-name="T66">Matt </text:span><text:span text:style-name="T67">looks at them and</text:span><text:span text:style-name="T35"> </text:span><text:span text:style-name="T67">does the sign of the cross.</text:span><text:span text:style-name="T13"> </text:span><text:span text:style-name="T67">Lisa keeps her eyes on the geometry book.</text:span></text:p>
      <text:p text:style-name="P94">LISA</text:p>
      <text:p text:style-name="P154">The<text:span text:style-name="T122">se triangles aren't congruent</text:span>. </text:p>
      <text:p text:style-name="P64"><text:span text:style-name="T13">Lisa </text:span><text:span text:style-name="T35">takes a sip from her thermos, but it's empty.</text:span><text:span text:style-name="T13"> </text:span></text:p>
      <text:p text:style-name="P94">LISA</text:p>
      <text:p text:style-name="P142"><text:span text:style-name="T35">I need to refill this</text:span><text:span text:style-name="T13">. </text:span><text:span text:style-name="T35">Be right back.</text:span></text:p>
      <text:p text:style-name="P65"><text:span text:style-name="T35">L</text:span><text:span text:style-name="T13">isa gets up with her thermos.</text:span></text:p>
      <text:p text:style-name="P10">Jeff refills a water gun at the drinking fountain. Becky tries to steal the water gun. They splash each other from the drinking fountain. </text:p>
      <text:p text:style-name="P94">J<text:span text:style-name="T205">EFF</text:span></text:p>
      <text:p text:style-name="P154"><text:span text:style-name="T108">Beatle beatle</text:span>!</text:p>
      <text:p text:style-name="P64"><text:soft-page-break/><text:span text:style-name="T35">Lisa waits behind them at a safe distance.</text:span><text:span text:style-name="T13"> Jeff and Becky wrestle with the water gun. </text:span><text:span text:style-name="T35">Jeff notices Lisa and backs away from the fountain so she can use it.</text:span></text:p>
      <text:p text:style-name="P64"><text:span text:style-name="T13">Lisa </text:span><text:span text:style-name="T35">comes up and fills her thermos.</text:span><text:span text:style-name="T13"> </text:span></text:p>
      <text:p text:style-name="P64"><text:span text:style-name="T13">Becky </text:span><text:span text:style-name="T15">take</text:span><text:span text:style-name="T13">s the water gun and runs off. Jeff takes balloons out of his pockets </text:span><text:span text:style-name="T60">and offers them to Lisa</text:span><text:span text:style-name="T13">.</text:span></text:p>
      <text:p text:style-name="P82">J<text:span text:style-name="T205">EFF</text:span> <text:span text:style-name="T122">(to Lisa)</text:span></text:p>
      <text:p text:style-name="P146"><text:span text:style-name="T170">W</text:span>an<text:span text:style-name="T170">na</text:span> play?</text:p>
      <text:p text:style-name="P82">LISA</text:p>
      <text:p text:style-name="P146">I don’t want you throwing water balloons at me.</text:p>
      <text:p text:style-name="P2">Lisa walks away.</text:p>
      <text:p text:style-name="P2">Jeff <text:span text:style-name="T109">looks after her,</text:span> disappointed. </text:p>
      <text:p text:style-name="P11">Lisa sits down by <text:span text:style-name="T217">her friends</text:span> again. Meanwhile in the background, Jeff fills water balloons. Dan comes up and fills balloons. </text:p>
      <text:p text:style-name="P66"><text:span text:style-name="T37">Still </text:span><text:span text:style-name="T47">way </text:span><text:span text:style-name="T37">in the background, </text:span><text:span text:style-name="T47">focus on</text:span><text:span text:style-name="T37"> </text:span><text:span text:style-name="T13">Jeff </text:span><text:span text:style-name="T37">walk</text:span><text:span text:style-name="T47">ing</text:span><text:span text:style-name="T37"> past, from one side of the screen to the other,</text:span><text:span text:style-name="T13"> hold</text:span><text:span text:style-name="T37">ing</text:span><text:span text:style-name="T13"> t</text:span><text:span text:style-name="T42">wo</text:span><text:span text:style-name="T36"> water balloons</text:span><text:span text:style-name="T13"> in his shirt, </text:span><text:span text:style-name="T37">bobbl</text:span><text:span text:style-name="T60">ing</text:span><text:span text:style-name="T37"> the balloons as though he had breasts</text:span><text:span text:style-name="T13">. </text:span></text:p>
      <text:p text:style-name="P12"><text:span text:style-name="T179">Matt</text:span> watches <text:span text:style-name="T154">the Nostrams</text:span> <text:span text:style-name="T180">and raises his hands to heaven mouthing a silent prayer</text:span>. Lisa pays no attention.</text:p>
      <text:p text:style-name="P92">LISA</text:p>
      <text:p text:style-name="P172">We can't use angle side angle because the <text:span text:style-name="T129">adjacent </text:span>sides are different.</text:p>
      <text:p text:style-name="P67"><text:span text:style-name="T42">Dan walks</text:span><text:span text:style-name="T37"> </text:span><text:span text:style-name="T44">across the screen</text:span><text:span text:style-name="T42"> </text:span><text:span text:style-name="T58">following</text:span><text:span text:style-name="T42"> Jeff</text:span><text:span text:style-name="T37">,</text:span><text:span text:style-name="T42"> hold</text:span><text:span text:style-name="T37">ing</text:span><text:span text:style-name="T42"> three </text:span><text:span text:style-name="T36">water balloons</text:span><text:span text:style-name="T42"> </text:span><text:span text:style-name="T45">unde</text:span><text:span text:style-name="T44">r</text:span><text:span text:style-name="T42"> his shirt, arches his back, </text:span><text:span text:style-name="T37">bobbles the balloons as though he had </text:span><text:span text:style-name="T42">three</text:span><text:span text:style-name="T37"> breasts</text:span><text:span text:style-name="T42">. </text:span><text:span text:style-name="T68">Matt watches them with a disgusted look.</text:span></text:p>
      <text:p text:style-name="P96">LISA</text:p>
      <text:p text:style-name="P155"><text:span text:style-name="T128">We can use angle angle side because the opposite sides are the same</text:span>.</text:p>
      <text:p text:style-name="P68"><text:span text:style-name="T42">Jeff</text:span><text:span text:style-name="T13"> comes back </text:span><text:span text:style-name="T47">a little closer</text:span><text:span text:style-name="T13">, waddles across the screen the other direction, holding the balloons inside the back of his shorts like a big butt.</text:span></text:p>
      <text:p text:style-name="P69"><text:soft-page-break/><text:span text:style-name="T44">Dan</text:span><text:span text:style-name="T42"> </text:span><text:span text:style-name="T44">follows, hold</text:span><text:span text:style-name="T42">s one of the balloons </text:span><text:span text:style-name="T44">over the front of</text:span><text:span text:style-name="T42"> his pants and walks across the screen the other way, bobbling breasts. Both Jeff and Dan walk offscreen, </text:span><text:span text:style-name="T44">bobbling</text:span><text:span text:style-name="T42">. </text:span><text:span text:style-name="T69">Matt folds his hands and bows his head </text:span><text:span text:style-name="T85">in prayer</text:span><text:span text:style-name="T69">.</text:span></text:p>
      <text:p text:style-name="P96">LISA</text:p>
      <text:p text:style-name="P155">The <text:span text:style-name="T125">length of the opposite side is</text:span> sine <text:span text:style-name="T125">of the adjacent angle times the hypotenuse</text:span>.</text:p>
      <text:p text:style-name="P70"><text:span text:style-name="T13">Jeff</text:span><text:span text:style-name="T42"> </text:span><text:span text:style-name="T13">jumps through like a bunny, right behind Lisa and </text:span><text:span text:style-name="T69">Matt</text:span><text:span text:style-name="T13">, holding balloons only by the ties </text:span><text:span text:style-name="T61">in front of his crotch</text:span><text:span text:style-name="T13">, so they bounce ridiculously.</text:span></text:p>
      <text:p text:style-name="P70"><text:span text:style-name="T44">Dan </text:span><text:span text:style-name="T13">stumbles through </text:span><text:span text:style-name="T54">sideways</text:span><text:span text:style-name="T13">, right behind Jeff, blowing raspberries into two balloons.</text:span><text:span text:style-name="T42"> </text:span><text:span text:style-name="T13">He faces the camera so we can see his squashed lips betwee</text:span><text:span text:style-name="T48">n</text:span><text:span text:style-name="T13"> the balloons. His face </text:span><text:span text:style-name="T48">is buried</text:span><text:span text:style-name="T13"> as though the </text:span><text:span text:style-name="T48">balloons</text:span><text:span text:style-name="T13"> were someone's breasts</text:span><text:span text:style-name="T42">.</text:span></text:p>
      <text:p text:style-name="P96">LISA</text:p>
      <text:p text:style-name="P155">The <text:span text:style-name="T125">length of the adjacent side is</text:span> <text:span text:style-name="T127">co</text:span>sine<text:span text:style-name="T125"> times the hypotenuse</text:span>.</text:p>
      <text:p text:style-name="P69"><text:span text:style-name="T13">Just when you think they're gone, Dan slowly wanders </text:span><text:span text:style-name="T39">monkey-like</text:span><text:span text:style-name="T13"> onscreen sideways</text:span><text:span text:style-name="T39"> very close</text:span><text:span text:style-name="T13"> in the foreground </text:span><text:span text:style-name="T44">with two balloons in</text:span><text:span text:style-name="T45">side</text:span><text:span text:style-name="T44"> of his shorts</text:span><text:span text:style-name="T13"> (we see only from below chest to above knees). </text:span><text:span text:style-name="T43">We can hardly see either Lisa or </text:span><text:span text:style-name="T69">Matt</text:span><text:span text:style-name="T43"> because Dan takes up most of the screen.</text:span><text:span text:style-name="T13"> </text:span><text:span text:style-name="T43">Dan </text:span><text:span text:style-name="T13">stops in front of the camera and </text:span><text:span text:style-name="T46">all we see are his hands</text:span><text:span text:style-name="T13"> fondl</text:span><text:span text:style-name="T46">ing</text:span><text:span text:style-name="T13"> </text:span><text:span text:style-name="T86">balloons</text:span><text:span text:style-name="T46"> inside his shorts</text:span><text:span text:style-name="T13">. </text:span></text:p>
      <text:p text:style-name="P96">LISA <text:span text:style-name="T130">(to Matt)</text:span></text:p>
      <text:p text:style-name="P155"><text:span text:style-name="T130">Let me see how you drew it</text:span>.</text:p>
      <text:p text:style-name="P137"><text:span text:style-name="T38">BECKY </text:span><text:span text:style-name="T42">(OS)</text:span></text:p>
      <text:p text:style-name="P152">Dan!</text:p>
      <text:p text:style-name="P62"><text:span text:style-name="T43">Dan turns, a</text:span><text:span text:style-name="T42"> water balloon flies across the screen in the foreground. </text:span><text:span text:style-name="T40">Dan </text:span><text:span text:style-name="T45">takes balloons out of his shorts and</text:span><text:span text:style-name="T40"> </text:span><text:span text:style-name="T43">t</text:span><text:span text:style-name="T44">hrow</text:span><text:span text:style-name="T43">s </text:span><text:span text:style-name="T44">the</text:span><text:span text:style-name="T45">m</text:span><text:span text:style-name="T40"> </text:span><text:span text:style-name="T42">behind him</text:span><text:span text:style-name="T40">. </text:span><text:span text:style-name="T38">Becky</text:span><text:span text:style-name="T13"> chases him </text:span><text:span text:style-name="T42">with a water gun</text:span><text:span text:style-name="T13"> toward the background and offscreen. </text:span></text:p>
      <text:p text:style-name="P62"><text:span text:style-name="T38">Jeff and Dan</text:span><text:span text:style-name="T13"> come back on screen in the background. Mr. Cotter </text:span><text:span text:style-name="T41">silently exits a classroom</text:span><text:span text:style-name="T13"> </text:span><text:span text:style-name="T41">behind them</text:span><text:span text:style-name="T13">. Dan sees Mr. Cotter and runs off. Jeff p</text:span><text:span text:style-name="T38">uts</text:span><text:span text:style-name="T13"> two </text:span><text:span text:style-name="T38">balloons</text:span><text:span text:style-name="T13"> in his shorts </text:span><text:span text:style-name="T44">and </text:span><text:span text:style-name="T41">bobbl</text:span><text:span text:style-name="T44">es them</text:span><text:span text:style-name="T13">. </text:span></text:p>
      <text:p text:style-name="P95">LISA</text:p>
      <text:p text:style-name="P174"><text:soft-page-break/>And that's it! A 17 step proof. That's the longest one <text:span text:style-name="T220">so far</text:span>.</text:p>
      <text:p text:style-name="P13">A closer shot of Jeff bobbling balloons, with Mr. Cotter standing right behind him.</text:p>
      <text:p text:style-name="P92">MR. COTTER</text:p>
      <text:p text:style-name="P152">Jeff! What<text:span text:style-name="T126">'</text:span>s in your shorts?</text:p>
      <text:p text:style-name="P7">Startled, Jeff drops balls, <text:span text:style-name="T124">splashing them all over his shoes</text:span>.</text:p>
      <text:p text:style-name="P139"><text:span text:style-name="T13">LISA </text:span><text:span text:style-name="T39">(finally looks behind her)</text:span></text:p>
      <text:p text:style-name="P152">What’s <text:span text:style-name="T125">Mr. Cotter upset about</text:span>?</text:p>
      <text:p text:style-name="P54"><text:span text:style-name="T181">Matt</text:span> shrugs.</text:p>
      <text:p text:style-name="P54"/>
      <text:p text:style-name="P92">LISA</text:p>
      <text:p text:style-name="P152">I think I missed something.</text:p>
      <text:p text:style-name="P1"><text:span text:style-name="T13">School buzzer rings. </text:span><text:span text:style-name="T38">Lisa </text:span><text:span text:style-name="T97">and friends</text:span><text:span text:style-name="T38"> pick up their books. </text:span><text:span text:style-name="T98">Friends walk toward parking lot</text:span><text:span text:style-name="T38">.</text:span></text:p>
      <text:p text:style-name="P189"/>
      <text:p text:style-name="P189"/>
      <text:h text:style-name="P201" text:outline-level="2">Cheerleaders, <text:span text:style-name="T219">Jeff</text:span></text:h>
      <text:p text:style-name="P185"><text:span text:style-name="T8">M</text:span><text:span text:style-name="T9">ar 31</text:span></text:p>
      <text:p text:style-name="P132">BECKY</text:p>
      <text:p text:style-name="P146">Get over here, girls!</text:p>
      <text:p text:style-name="P2">The <text:span text:style-name="T192">cheerleaders</text:span> gather in the courtyard for practice. </text:p>
      <text:p text:style-name="P1"><text:span text:style-name="T13">Becky &amp; Lisa stand facing camera, watching </text:span><text:span text:style-name="T14">Kelly and</text:span><text:span text:style-name="T13"> Julie and Krissy.</text:span></text:p>
      <text:p text:style-name="P1"><text:span text:style-name="T14">Kelly and Julie and Krissy</text:span><text:span text:style-name="T13"> chase each other, pat each other on the butt, bobble their own breasts, poke each other in the eyes, bop each other on the head, like three stooges. </text:span></text:p>
      <text:p text:style-name="P1"><text:span text:style-name="T13">Kelly </text:span><text:span text:style-name="T14">comes over smiling, and faces the camera to the left of Becky and Lisa so they're standing in a line.</text:span><text:span text:style-name="T13"> Becky looks like a grouch, Lisa is stonefaced, this has nothing to do with her life. Becky looks at Lisa’s shoes.</text:span></text:p>
      <text:p text:style-name="P82">BECKY</text:p>
      <text:p text:style-name="P146"><text:soft-page-break/>Your shoes looked like something Mrs. Moore would wear. </text:p>
      <text:p text:style-name="P2">INSERT shot of Lisa’s shoes, something cheap.</text:p>
      <text:p text:style-name="P82">JULIE</text:p>
      <text:p text:style-name="P146">Yeah. And your eye shadow is too green. </text:p>
      <text:p text:style-name="P83">KRISSY</text:p>
      <text:p text:style-name="P141"><text:span text:style-name="T15">Piss and</text:span><text:span text:style-name="T13"> green. </text:span></text:p>
      <text:p text:style-name="P125">JULIE</text:p>
      <text:p text:style-name="P146">Your shorts look like McDonald’s straws. </text:p>
      <text:p text:style-name="P1"><text:span text:style-name="T13">Jeff exits the classroom, goes to his locker, watches the cheerleaders. </text:span><text:span text:style-name="T31">He gets out his books and sits on the ground to study.</text:span><text:span text:style-name="T13"> Kelly taps Lisa on the shoulder.</text:span></text:p>
      <text:p text:style-name="P82">Kelly</text:p>
      <text:p text:style-name="P146">Hey, there’s Jeff Nostram. Go over there and talk to him. </text:p>
      <text:p text:style-name="P82">LISA</text:p>
      <text:p text:style-name="P140"><text:span text:style-name="T13">Why do you want </text:span><text:span text:style-name="T105">me</text:span><text:span text:style-name="T13"> to talk to Jeff? Why not Becky?</text:span></text:p>
      <text:p text:style-name="P82">BECKY</text:p>
      <text:p text:style-name="P146">He wants to talk to you.</text:p>
      <text:p text:style-name="P82">LISA </text:p>
      <text:p text:style-name="P146">I don’t think he does.</text:p>
      <text:p text:style-name="P3"><text:span text:style-name="T108">Lisa looks to Becky</text:span>. <text:span text:style-name="T154">Becky doesn't look Lisa in the eye, but motions with her head to go over there.</text:span></text:p>
      <text:p text:style-name="P123">K<text:span text:style-name="T205">ELLY</text:span></text:p>
      <text:p text:style-name="P146">We’ll wait until you get back before we practice the cheer<text:span text:style-name="T154">s</text:span>. </text:p>
      <text:p text:style-name="P6">Jeff s<text:span text:style-name="T118">i</text:span>ts in front of his locker, <text:span text:style-name="T118">trying to look like he's studying hard</text:span>. <text:span text:style-name="T118">His locker is cracked open.</text:span></text:p>
      <text:p text:style-name="P61"><text:span text:style-name="T13">Lisa cautiously </text:span><text:span text:style-name="T14">crosses through the grass</text:span><text:span text:style-name="T13"> toward Jeff, suspicious, looking around to make sure nobody </text:span><text:span text:style-name="T87">has</text:span><text:span text:style-name="T62"> water balloons</text:span><text:span text:style-name="T13"> behind her back. <text:s/></text:span></text:p>
      <text:p text:style-name="P82">LISA</text:p>
      <text:p text:style-name="P140"><text:span text:style-name="T87">Kelly</text:span><text:span text:style-name="T13"> and </text:span><text:span text:style-name="T84">Becky</text:span><text:span text:style-name="T13"> </text:span><text:span text:style-name="T14">said</text:span><text:span text:style-name="T13"> you wanted to talk to me.</text:span></text:p>
      <text:p text:style-name="P1"><text:soft-page-break/><text:span text:style-name="T13">Jeff keeps his eyes glued to his </text:span><text:span text:style-name="T31">book</text:span><text:span text:style-name="T13">. </text:span></text:p>
      <text:p text:style-name="P82">J<text:span text:style-name="T205">EFF</text:span></text:p>
      <text:p text:style-name="P146">I don’t think I said that.</text:p>
      <text:p text:style-name="P82">LISA</text:p>
      <text:p text:style-name="P146">You didn’t tell them that you had something to say to me?</text:p>
      <text:p text:style-name="P2"><text:span text:style-name="T198">Jeff thinks for a moment</text:span>. </text:p>
      <text:p text:style-name="P82">J<text:span text:style-name="T205">EFF</text:span></text:p>
      <text:p text:style-name="P146">Oh. Yeah! Now I know what you mean.</text:p>
      <text:p text:style-name="P82">LISA</text:p>
      <text:p text:style-name="P146">What did you want to <text:span text:style-name="T154">say</text:span>?</text:p>
      <text:p text:style-name="P82">J<text:span text:style-name="T205">EFF</text:span></text:p>
      <text:p text:style-name="P146">Well, uh, nothing. Anything. I don’t know.</text:p>
      <text:p text:style-name="P61"><text:span text:style-name="T13">Lisa </text:span><text:span text:style-name="T31">strains to peek into his locker to see if anything suspicious is in there</text:span><text:span text:style-name="T13">. </text:span></text:p>
      <text:p text:style-name="P91">LISA</text:p>
      <text:p text:style-name="P146"><text:span text:style-name="T154">Do you need</text:span> a do-over? Like I come up to your locker again <text:span text:style-name="T154">so</text:span> you <text:span text:style-name="T154">can</text:span> play your joke on me.</text:p>
      <text:p text:style-name="P1"><text:span text:style-name="T31">Nervous</text:span><text:span text:style-name="T13"> laugh. </text:span></text:p>
      <text:p text:style-name="P82">J<text:span text:style-name="T205">EFF</text:span></text:p>
      <text:p text:style-name="P146">No. It’s not a joke.</text:p>
      <text:p text:style-name="P56"><text:span text:style-name="T14">Lisa turns to the cheerleaders, but then turns back to Jeff.</text:span><text:span text:style-name="T13"> </text:span></text:p>
      <text:p text:style-name="P91">LISA</text:p>
      <text:p text:style-name="P151"><text:span text:style-name="T118">Are you</text:span> going to throw <text:span text:style-name="T108">water balloons</text:span> at me?</text:p>
      <text:p text:style-name="P1"><text:span text:style-name="T31">Jeff</text:span><text:span text:style-name="T13"> laughs </text:span><text:span text:style-name="T31">again</text:span><text:span text:style-name="T13">. </text:span></text:p>
      <text:p text:style-name="P82">J<text:span text:style-name="T205">EFF</text:span></text:p>
      <text:p text:style-name="P146">No. You said you didn’t want me to.</text:p>
      <text:p text:style-name="P1"><text:span text:style-name="T13">Lisa </text:span><text:span text:style-name="T14">backs away, </text:span><text:span text:style-name="T75">watching Jeff suspiciously.</text:span><text:span text:style-name="T14"> </text:span><text:span text:style-name="T75">W</text:span><text:span text:style-name="T14">hen she's a safe distance </text:span><text:span text:style-name="T75">she</text:span><text:span text:style-name="T13"> turns back to the cheerleaders, shrugs.</text:span></text:p>
      <text:p text:style-name="P2">The cheerleaders laugh.</text:p>
      <text:p text:style-name="P2"><text:soft-page-break/>Behind Lisa, Jeff waves his arms and makes frustrated faces at Kelly Lisa glances over her shoulder at Jeff. Jeff stops in mid-wave.</text:p>
      <text:p text:style-name="P82">K<text:span text:style-name="T205">ELLY</text:span></text:p>
      <text:p text:style-name="P146">Sorry for the confusion.</text:p>
      <text:h text:style-name="P211" text:outline-level="3"/>
      <text:h text:style-name="P204" text:outline-level="2">Kelly, Lisa, Jeff</text:h>
      <text:h text:style-name="P212" text:outline-level="3">EXT. COURTYARD</text:h>
      <text:p text:style-name="P1"><text:span text:style-name="T13">The next day. Kelly and Lisa </text:span><text:span text:style-name="T14">at their lockers</text:span><text:span text:style-name="T13"> before school. Jeff is at his locker </text:span><text:span text:style-name="T14">in the background,</text:span><text:span text:style-name="T13"> watching them </text:span><text:span text:style-name="T32">from behind a book</text:span><text:span text:style-name="T13">.</text:span></text:p>
      <text:p text:style-name="P82">K<text:span text:style-name="T205">ELLY</text:span></text:p>
      <text:p text:style-name="P146">Have you asked anyone to the morp?</text:p>
      <text:p text:style-name="P82">LISA</text:p>
      <text:p text:style-name="P146">Not yet.</text:p>
      <text:p text:style-name="P82">K<text:span text:style-name="T205">ELLY</text:span></text:p>
      <text:p text:style-name="P146">You should ask Jeff. </text:p>
      <text:p text:style-name="P1"><text:span text:style-name="T13">Lisa looks at Jeff. Jeff quickly looks down at his book, </text:span><text:span text:style-name="T32">pretending to be studious</text:span><text:span text:style-name="T13">.</text:span></text:p>
      <text:p text:style-name="P116">LISA</text:p>
      <text:p text:style-name="P146">Why?</text:p>
      <text:p text:style-name="P82">K<text:span text:style-name="T205">ELLY</text:span></text:p>
      <text:p text:style-name="P146">He likes you.</text:p>
      <text:p text:style-name="P57"><text:span text:style-name="T13">Jeff </text:span><text:span text:style-name="T15">slowly looks up again</text:span><text:span text:style-name="T13">.</text:span></text:p>
      <text:p text:style-name="P83">LISA </text:p>
      <text:p text:style-name="P146">No he doesn’t.</text:p>
      <text:p text:style-name="P82">K<text:span text:style-name="T205">ELLY</text:span></text:p>
      <text:p text:style-name="P146">Ye<text:span text:style-name="T178">s.</text:span> <text:span text:style-name="T178">He told me he does</text:span>.</text:p>
      <text:p text:style-name="P1"><text:span text:style-name="T13">Lisa looks at Jeff. Jeff quickly looks down at his book </text:span><text:span text:style-name="T15">again</text:span><text:span text:style-name="T13">.</text:span></text:p>
      <text:p text:style-name="P117">LISA </text:p>
      <text:p text:style-name="P165"><text:span text:style-name="T177">Are you trying to get him off</text:span> <text:span text:style-name="T177">Becky's back after they went to the Christmas dance?</text:span></text:p>
      <text:p text:style-name="P117"><text:soft-page-break/>K<text:span text:style-name="T205">ELLY</text:span> </text:p>
      <text:p text:style-name="P165">No, <text:span text:style-name="T178">he wants to go to the morp with you. </text:span></text:p>
      <text:p text:style-name="P74"><text:span text:style-name="T13">Lisa looks at Jeff </text:span><text:span text:style-name="T15">again</text:span><text:span text:style-name="T13">.</text:span></text:p>
      <text:p text:style-name="P117">K<text:span text:style-name="T205">ELLY</text:span></text:p>
      <text:p text:style-name="P180">Go ask him.</text:p>
      <text:p text:style-name="P2">Lisa sighs.</text:p>
      <text:p text:style-name="P82">LISA </text:p>
      <text:p text:style-name="P145"><text:span text:style-name="T13">I don’t have anything against Jeff. </text:span><text:span text:style-name="T16">But </text:span><text:span text:style-name="T70">I think </text:span><text:span text:style-name="T13">I should ask someone </text:span><text:span text:style-name="T76">who </text:span><text:span text:style-name="T13">I have classes with.</text:span></text:p>
      <text:p text:style-name="P191"/>
      <text:p text:style-name="P191"><text:s/></text:p>
      <text:h text:style-name="P208" text:outline-level="2"><text:span text:style-name="T5">Lisa</text:span><text:span text:style-name="T1">, 1 </text:span><text:span text:style-name="T4">friend</text:span><text:span text:style-name="T1"> </text:span></text:h>
      <text:p text:style-name="P184"><text:span text:style-name="T3">M</text:span><text:span text:style-name="T1">ar 24</text:span></text:p>
      <text:h text:style-name="P211" text:outline-level="3">EXT. COURTYARD</text:h>
      <text:p text:style-name="P2">The school buzzer rings. Lisa looks for the other cheerleaders. They aren’t there.</text:p>
      <text:h text:style-name="P211" text:outline-level="3"><text:span text:style-name="T223">EX</text:span>T. GYM</text:h>
      <text:p text:style-name="P2">Lisa looks for the other cheerleaders. <text:span text:style-name="T223">No one is there.</text:span> </text:p>
      <text:h text:style-name="P213" text:outline-level="3">EXT. <text:span text:style-name="T222">PICNIC AREA</text:span></text:h>
      <text:p text:style-name="P5"><text:span text:style-name="T222">Marnie</text:span> <text:span text:style-name="T222">walks through</text:span>. Lisa <text:span text:style-name="T222">approaches</text:span>.</text:p>
      <text:p text:style-name="P87">LISA</text:p>
      <text:p text:style-name="P148"><text:span text:style-name="T111">Have you seen the cheerleaders</text:span>?</text:p>
      <text:p text:style-name="P133">MARNIE</text:p>
      <text:p text:style-name="P178"><text:span text:style-name="T157">T</text:span>hey're out on the field. Football practice was canceled.</text:p>
      <text:p text:style-name="P178"/>
      <text:h text:style-name="P205" text:outline-level="2">Cheerleaders</text:h>
      <text:p text:style-name="P184"><text:span text:style-name="T3">A</text:span><text:span text:style-name="T1">pr</text:span></text:p>
      <text:h text:style-name="P214" text:outline-level="3">EXT. FOOTBALL FIELD</text:h>
      <text:p text:style-name="P2">The cheerleaders practice. Bouncy claps.</text:p>
      <text:p text:style-name="P86">CHEERLEADERS</text:p>
      <text:p text:style-name="P147">We're number one</text:p>
      <text:p text:style-name="P147"><text:soft-page-break/>Can't be number 2</text:p>
      <text:p text:style-name="P147">We're going to beat</text:p>
      <text:p text:style-name="P4"><text:span text:style-name="T193">Julie and Krissy</text:span> lift their skirts.</text:p>
      <text:p text:style-name="P86">CHEERLEADERS</text:p>
      <text:p text:style-name="P147">The whoopie out of you!</text:p>
      <text:p text:style-name="P4">The cheerleaders <text:span text:style-name="T155">pretend to </text:span>moon each other, pat each other on the butt, laugh. </text:p>
      <text:p text:style-name="P119">JULIE &amp; KRISSY</text:p>
      <text:p text:style-name="P147">Whoop! Whoopsie!</text:p>
      <text:p text:style-name="P4"><text:span text:style-name="T193">Julie</text:span> lifts <text:span text:style-name="T193">Krissy</text:span>’s skirt, they scream. </text:p>
      <text:p text:style-name="P86">JULIE</text:p>
      <text:p text:style-name="P147">Is Robert’s class ring in there?</text:p>
      <text:p text:style-name="P58"><text:span text:style-name="T13">Lisa </text:span><text:span text:style-name="T17">enters the </text:span><text:span text:style-name="T18">field</text:span><text:span text:style-name="T13">. </text:span><text:span text:style-name="T17">Becky</text:span><text:span text:style-name="T13"> see</text:span><text:span text:style-name="T17">s</text:span><text:span text:style-name="T13"> Lisa. </text:span></text:p>
      <text:p text:style-name="P82">BECKY</text:p>
      <text:p text:style-name="P146">Run!</text:p>
      <text:p text:style-name="P2">Becky takes off and the other cheerleaders follow. Lisa runs after them. </text:p>
      <text:h text:style-name="P211" text:outline-level="3"><text:span text:style-name="T224">EX</text:span>T. GYM</text:h>
      <text:p text:style-name="P2">The cheerleaders practice. </text:p>
      <text:p text:style-name="P86">CHEERLEADERS</text:p>
      <text:p text:style-name="P147">Let’s go. Let’s go. L E T S G O</text:p>
      <text:p text:style-name="P147">Let’s go. Let’s go. Let’s go!</text:p>
      <text:p text:style-name="P58"><text:span text:style-name="T13">Lisa </text:span><text:span text:style-name="T18">enters the gym</text:span><text:span text:style-name="T13">. </text:span><text:span text:style-name="T18">Julie and Krissy</text:span><text:span text:style-name="T13"> see Lisa. </text:span><text:span text:style-name="T18">Becky and Kelly run out of the gym.</text:span><text:span text:style-name="T13"> </text:span><text:span text:style-name="T18">Julie and Krissy follow,</text:span><text:span text:style-name="T13"> yell</text:span><text:span text:style-name="T18">ing</text:span><text:span text:style-name="T13">.</text:span></text:p>
      <text:p text:style-name="P86">CHEERLEADERS</text:p>
      <text:p text:style-name="P147">Let’s go. Let’s go.</text:p>
      <text:p text:style-name="P147">Let’s go. Let’s go. Woooo! </text:p>
      <text:p text:style-name="P86">BECKY</text:p>
      <text:p text:style-name="P147">Whoopsie! </text:p>
      <text:p text:style-name="P120">JULIE &amp; KRISSY</text:p>
      <text:p text:style-name="P147">Whoopsie! Whoopsie! <text:span text:style-name="T110">Whoopsie!</text:span></text:p>
      <text:p text:style-name="P58"><text:soft-page-break/><text:span text:style-name="T13">Lisa </text:span><text:span text:style-name="T18">walks after</text:span><text:span text:style-name="T13"> them. </text:span></text:p>
      <text:h text:style-name="P211" text:outline-level="3">EXT. BACK COURTYARD</text:h>
      <text:p text:style-name="P2">The cheerleaders practice. Bounce, clap from side to side.</text:p>
      <text:p text:style-name="P82">CHEERLEADERS</text:p>
      <text:p text:style-name="P146">Hey, Hey you, </text:p>
      <text:p text:style-name="P146">Get out of our way.</text:p>
      <text:p text:style-name="P146">Because today is the day,</text:p>
      <text:p text:style-name="P2">Stomp four times, raise fists in the air.</text:p>
      <text:p text:style-name="P82">CHEERLEADERS</text:p>
      <text:p text:style-name="P146">We will put you away!</text:p>
      <text:p text:style-name="P1"><text:span text:style-name="T13">Lisa </text:span><text:span text:style-name="T18">comes around the corner</text:span><text:span text:style-name="T13">. They </text:span><text:span text:style-name="T18">all</text:span><text:span text:style-name="T13"> see Lisa. Julie and Krissy run the other way.</text:span></text:p>
      <text:p text:style-name="P82">BECKY</text:p>
      <text:p text:style-name="P146"><text:span text:style-name="T194">Julie! Krissy! </text:span>Let’s <text:span text:style-name="T158">just</text:span> practic<text:span text:style-name="T158">e</text:span> here.</text:p>
      <text:p text:style-name="P2">Julie and Krissy <text:span text:style-name="T110">turn</text:span> back. </text:p>
      <text:p text:style-name="P82">BECKY</text:p>
      <text:p text:style-name="P146">Let’s do Eagle power.</text:p>
      <text:p text:style-name="P14">Kelly and Lisa stand side by side. Becky faces the other cheerleaders. Julie and Krissy stand in front of Lisa, facing Becky, <text:span text:style-name="T158">trying to get in Lisa's face and crowd her out</text:span>.</text:p>
      <text:p text:style-name="P2">Fists, elbows bent, bring fists to hips.</text:p>
      <text:p text:style-name="P82">CHEERLEADERS</text:p>
      <text:p text:style-name="P146">Ng. </text:p>
      <text:p text:style-name="P2">Fists, straight arms, step right foot forward, swing fists behind right thigh.</text:p>
      <text:p text:style-name="P82">CHEERLEADERS</text:p>
      <text:p text:style-name="P146"><text:span text:style-name="T225">Hustle</text:span>. </text:p>
      <text:p text:style-name="P2"><text:span text:style-name="T111">W</text:span>eird arm motion.</text:p>
      <text:p text:style-name="P82">CHEERLEADERS</text:p>
      <text:p text:style-name="P146">Got to get some Eagle power.</text:p>
      <text:p text:style-name="P82">CHEERLEADERS</text:p>
      <text:p text:style-name="P146"><text:soft-page-break/>Ng. <text:span text:style-name="T225">Hustle</text:span>. Got to get some Eagle <text:span text:style-name="T225">muscle</text:span>.</text:p>
      <text:p text:style-name="P2">Becky stops doing the cheers and watches the other cheerleaders.</text:p>
      <text:p text:style-name="P82">BECKY</text:p>
      <text:p text:style-name="P146">Again!</text:p>
      <text:p text:style-name="P4">Kelly<text:span text:style-name="T110"> moves forward, joining the first 'row,' leaving Lisa in the back alone.</text:span></text:p>
      <text:p text:style-name="P86">CHEERLEADERS</text:p>
      <text:p text:style-name="P146">Ng. <text:span text:style-name="T225">Hustle</text:span>. Got to get some Eagle <text:span text:style-name="T225">muscle</text:span>.</text:p>
      <text:p text:style-name="P82">BECKY</text:p>
      <text:p text:style-name="P146">Stand up straight, Schaefer!</text:p>
      <text:p text:style-name="P82">CHEERLEADERS</text:p>
      <text:p text:style-name="P146">Ng. <text:span text:style-name="T225">Hustle</text:span>. Got to get some Eagle <text:span text:style-name="T225">muscle</text:span>.</text:p>
      <text:p text:style-name="P2">Becky g<text:span text:style-name="T111">oes to Lisa and g</text:span>rabs Lisa by the shoulders and yanks them backwards to make her stand up “straighter.”</text:p>
      <text:p text:style-name="P2">Becky returns to the front of the cheerleaders.</text:p>
      <text:p text:style-name="P82">BECKY</text:p>
      <text:p text:style-name="P146">Keep repeating it!</text:p>
      <text:p text:style-name="P87">CHEERLEADERS</text:p>
      <text:p text:style-name="P148">Ng. <text:span text:style-name="T225">Hustle</text:span>. Got to get some Eagle <text:span text:style-name="T225">muscle</text:span>.</text:p>
      <text:p text:style-name="P59"><text:span text:style-name="T81">Julie</text:span><text:span text:style-name="T13"> </text:span><text:span text:style-name="T18">backs up.</text:span><text:span text:style-name="T13"> </text:span><text:span text:style-name="T18">Lisa</text:span><text:span text:style-name="T13"> scoots </text:span><text:span text:style-name="T20">back into a puddle </text:span><text:span text:style-name="T56">then backs out of it</text:span><text:span text:style-name="T13">. </text:span></text:p>
      <text:p text:style-name="P87">CHEERLEADERS</text:p>
      <text:p text:style-name="P148">Ng. <text:span text:style-name="T225">Hustle</text:span>. Got to get some Eagle <text:span text:style-name="T225">muscle</text:span>.</text:p>
      <text:p text:style-name="P59"><text:span text:style-name="T81">Krissy</text:span><text:span text:style-name="T20"> stomps in the puddle and splashes Lisa.</text:span><text:span text:style-name="T13"> </text:span></text:p>
      <text:p text:style-name="P87">CHEERLEADERS</text:p>
      <text:p text:style-name="P170">Ng. <text:span text:style-name="T225">Hustle</text:span>. Got to get some Eagle <text:span text:style-name="T225">muscle</text:span>.</text:p>
      <text:p text:style-name="P5">Lisa goes around them, stands in the front row with Kelly </text:p>
      <text:p text:style-name="P87"><text:soft-page-break/>CHEERLEADERS</text:p>
      <text:p text:style-name="P170">Ng. <text:span text:style-name="T225">Hustle</text:span>. Got to get some Eagle <text:span text:style-name="T225">muscle</text:span>.</text:p>
      <text:p text:style-name="P59"><text:span text:style-name="T81">Julie</text:span><text:span text:style-name="T13"> hits </text:span><text:span text:style-name="T18">Lisa</text:span><text:span text:style-name="T13"> in the head with her arms as </text:span><text:span text:style-name="T20">she does the arm motion</text:span><text:span text:style-name="T13">. Lisa scoots away. </text:span></text:p>
      <text:p text:style-name="P82">BECKY</text:p>
      <text:p text:style-name="P146">Louder!</text:p>
      <text:p text:style-name="P82">CHEERLEADERS</text:p>
      <text:p text:style-name="P170">Ng. <text:span text:style-name="T225">Hustle</text:span>. Got to get some Eagle <text:span text:style-name="T225">muscle</text:span>.</text:p>
      <text:p text:style-name="P1"><text:span text:style-name="T81">Krissy</text:span><text:span text:style-name="T13"> gets on the other side of Lisa and </text:span><text:span text:style-name="T20">pelvis-bumps her during Ng</text:span><text:span text:style-name="T13">. Lisa </text:span><text:span text:style-name="T20">scoots away</text:span><text:span text:style-name="T13"> </text:span><text:span text:style-name="T20">while</text:span><text:span text:style-name="T13"> </text:span><text:span text:style-name="T20">continuing</text:span><text:span text:style-name="T13"> the cheer. </text:span></text:p>
      <text:p text:style-name="P82">CHEERLEADERS</text:p>
      <text:p text:style-name="P170">Ng. <text:span text:style-name="T225">Hustle</text:span>. Got to get some Eagle <text:span text:style-name="T225">muscle</text:span>.</text:p>
      <text:p text:style-name="P1"><text:span text:style-name="T81">Julie</text:span><text:span text:style-name="T20"> keeps pelvis-bumping</text:span><text:span text:style-name="T13"> Lisa. </text:span><text:span text:style-name="T20">Lisa keeps scooting away.</text:span><text:span text:style-name="T13"> </text:span><text:span text:style-name="T20">More pelvis bumping </text:span><text:span text:style-name="T13">until Lisa scoots into the wall on her right.</text:span></text:p>
      <text:p text:style-name="P82">CHEERLEADERS</text:p>
      <text:p text:style-name="P170">Ng. <text:span text:style-name="T225">Hustle</text:span>. Got to get some Eagle <text:span text:style-name="T225">muscle</text:span>.</text:p>
      <text:p text:style-name="P82">BECKY</text:p>
      <text:p text:style-name="P146">Can’t hear you, Schaefer!</text:p>
      <text:p text:style-name="P1"><text:span text:style-name="T13">Lisa moves to the back of the group again. Tears roll down her face </text:span><text:span text:style-name="T18">and she barely mouths the cheer, but still </text:span><text:span text:style-name="T63">stared forward</text:span><text:span text:style-name="T18"> does the arm motions</text:span><text:span text:style-name="T13">.</text:span></text:p>
      <text:p text:style-name="P82">CHEERLEADERS</text:p>
      <text:p text:style-name="P170">Ng. <text:span text:style-name="T225">Hustle</text:span>. Got to get some Eagle <text:span text:style-name="T225">muscle</text:span>.</text:p>
      <text:p text:style-name="P2">Becky stands over Lisa and shouts in her face. </text:p>
      <text:p text:style-name="P82">BECKY</text:p>
      <text:p text:style-name="P146">Straighten your arms!</text:p>
      <text:p text:style-name="P2">Lisa s<text:span text:style-name="T110">tares straight ahead and continues doing the cheer</text:span>.</text:p>
      <text:p text:style-name="P82">CHEERLEADERS</text:p>
      <text:p text:style-name="P170">Ng. <text:span text:style-name="T225">Hustle</text:span>. Got to get some Eagle <text:span text:style-name="T225">muscle</text:span>.</text:p>
      <text:p text:style-name="P82"><text:soft-page-break/>BECKY</text:p>
      <text:p text:style-name="P146"><text:span text:style-name="T110">E</text:span>nough practice. Let’s go home.</text:p>
      <text:p text:style-name="P1"><text:span text:style-name="T13">The </text:span><text:span text:style-name="T82">cheerleaders</text:span><text:span text:style-name="T13"> </text:span><text:span text:style-name="T18">walk off</text:span><text:span text:style-name="T13"> together, </text:span><text:span text:style-name="T82">except</text:span><text:span text:style-name="T13"> Lisa walks the other way.</text:span></text:p>
      <text:p text:style-name="P2"/>
      <text:h text:style-name="P216" text:outline-level="3"/>
      <text:h text:style-name="P208" text:outline-level="2"><text:span text:style-name="T2">Lisa, Kelly</text:span><text:span text:style-name="T1">, Brothers</text:span></text:h>
      <text:p text:style-name="P183"><text:span text:style-name="T3">M</text:span><text:span text:style-name="T1">arnie</text:span></text:p>
      <text:p text:style-name="P195">Apr</text:p>
      <text:h text:style-name="P211" text:outline-level="3">EXT. COURTYARD</text:h>
      <text:p text:style-name="P1"><text:span text:style-name="T13">Dan, Jeff, Kelly and Lisa </text:span><text:span text:style-name="T19">hang out by Kelly's and Jeff's lockers</text:span><text:span text:style-name="T13">. Kelly changes her socks. </text:span></text:p>
      <text:p text:style-name="P82">D<text:span text:style-name="T206">AN</text:span></text:p>
      <text:p text:style-name="P146">I like the way you take off your socks.</text:p>
      <text:p text:style-name="P2">Kelly turns sock-changing into a mock strip-tease.</text:p>
      <text:p text:style-name="P82">K<text:span text:style-name="T206">ELLY</text:span></text:p>
      <text:p text:style-name="P146">We have to change into our <text:span text:style-name="T111">cheer</text:span> uniforms before the game.</text:p>
      <text:p text:style-name="P2">Dan whisper<text:span text:style-name="T119">s</text:span> <text:span text:style-name="T119">in Jeff's ear</text:span>. <text:span text:style-name="T188">Jeff nods.</text:span></text:p>
      <text:p text:style-name="P82">D<text:span text:style-name="T206">AN</text:span> <text:span text:style-name="T119">(to the girls)</text:span></text:p>
      <text:p text:style-name="P146">Can we watch you change?</text:p>
      <text:p text:style-name="P2">Did she hear correctly?</text:p>
      <text:p text:style-name="P82">LISA</text:p>
      <text:p text:style-name="P146">What?</text:p>
      <text:p text:style-name="P82">D<text:span text:style-name="T206">AN</text:span></text:p>
      <text:p text:style-name="P146">Can we watch you change?</text:p>
      <text:p text:style-name="P82">LISA</text:p>
      <text:p text:style-name="P146">You can hang out with us til we go to change.</text:p>
      <text:p text:style-name="P2">Dan looks at Jeff, <text:span text:style-name="T156">nods </text:span>excited<text:span text:style-name="T156">ly</text:span>.</text:p>
      <text:p text:style-name="P82">D<text:span text:style-name="T206">AN</text:span></text:p>
      <text:p text:style-name="P146">Where are you going to change?</text:p>
      <text:p text:style-name="P82">LISA</text:p>
      <text:p text:style-name="P146">In Mrs. Moore’s chemistry lab.</text:p>
      <text:p text:style-name="P49"><text:soft-page-break/>Dan <text:span text:style-name="T189">smile</text:span>s at Jeff. <text:span text:style-name="T189">Jeff looks sheepish.</text:span></text:p>
      <text:p text:style-name="P49"/>
      <text:h text:style-name="P206" text:outline-level="2">Cheerleaders, Brothers, Mrs Moore?</text:h>
      <text:p text:style-name="P198"><text:span text:style-name="T1">Fri</text:span></text:p>
      <text:h text:style-name="P215" text:outline-level="3">INT. CHEMISTRY LAB</text:h>
      <text:p text:style-name="P50">Offensive scene alert! Though I'm probably more offended by this than anyone else.</text:p>
      <text:p text:style-name="P2">The <text:span text:style-name="T195">cheerleaders</text:span> enter with their cheer uniforms. Jeff and Dan follow.</text:p>
      <text:p text:style-name="P82">BECKY</text:p>
      <text:p text:style-name="P146">What are you two doing in here?</text:p>
      <text:p text:style-name="P82">D<text:span text:style-name="T207">AN</text:span></text:p>
      <text:p text:style-name="P146">Lisa said we could watch.</text:p>
      <text:p text:style-name="P82">LISA</text:p>
      <text:p text:style-name="P146">I did not!</text:p>
      <text:p text:style-name="P2">The Nostrams leave.</text:p>
      <text:p text:style-name="P60"><text:span text:style-name="T21">Julie and Krissy take off their skirts (shorts underneath). </text:span><text:span text:style-name="T13">With her back to the camera, Lisa </text:span><text:span text:style-name="T63">quickly</text:span><text:span text:style-name="T13"> removes her Bourgade uniform skirt. </text:span><text:span text:style-name="T21">She's in a hurry to change before the Nostrams come back.</text:span><text:span text:style-name="T13"> </text:span></text:p>
      <text:p text:style-name="P60"><text:span text:style-name="T21">Focus on </text:span><text:span text:style-name="T13">Lisa</text:span><text:span text:style-name="T21">'s back as she</text:span><text:span text:style-name="T13"> </text:span><text:span text:style-name="T21">quickly</text:span><text:span text:style-name="T13"> removes her shirt. </text:span><text:span text:style-name="T55">She's only in a bra and shorts.</text:span><text:span text:style-name="T13"> </text:span><text:span text:style-name="T21">Julie and Krissy chatter inanely in the background.</text:span></text:p>
      <text:p text:style-name="P88">KRISSY <text:span text:style-name="T112">(OS)</text:span></text:p>
      <text:p text:style-name="P149">My waist is 27 inches.</text:p>
      <text:p text:style-name="P88"><text:span text:style-name="T199">JULIE</text:span> <text:span text:style-name="T112">(OS)</text:span></text:p>
      <text:p text:style-name="P149">Mine’s 26.</text:p>
      <text:p text:style-name="P60"><text:span text:style-name="T13">The Nostrams </text:span><text:span text:style-name="T21">silently </text:span><text:span text:style-name="T13">crack the door open and peek in.</text:span></text:p>
      <text:p text:style-name="P1"><text:span text:style-name="T13">Lisa </text:span><text:span text:style-name="T21">quickly</text:span><text:span text:style-name="T13"> bends over and removes her shorts, </text:span><text:span text:style-name="T20">revealing her underwear</text:span><text:span text:style-name="T13">.</text:span></text:p>
      <text:p text:style-name="P2">The Nostrams stare, drop their jaws.</text:p>
      <text:p text:style-name="P82">J<text:span text:style-name="T208">EFF</text:span></text:p>
      <text:p text:style-name="P146">Ohhhhhhhhh.</text:p>
      <text:p text:style-name="P51"><text:soft-page-break/><text:span text:style-name="T195">Julie</text:span>, about to take off her shirt, looks at the door and screams. </text:p>
      <text:p text:style-name="P2">Dan mutters under his breath.</text:p>
      <text:p text:style-name="P82">D<text:span text:style-name="T208">AN</text:span> <text:span text:style-name="T150">(whisper)</text:span></text:p>
      <text:p text:style-name="P146">Shut <text:span text:style-name="T112">u</text:span>p!</text:p>
      <text:p text:style-name="P1"><text:span text:style-name="T13">The </text:span><text:span text:style-name="T21">cheerleader</text:span><text:span text:style-name="T13">s turn around, look at the door and scream. </text:span></text:p>
      <text:p text:style-name="P2">The Nostrams don’t pay attention <text:span text:style-name="T112">to them</text:span>, <text:span text:style-name="T112">they're</text:span> staring <text:span text:style-name="T112">at Lisa</text:span>.</text:p>
      <text:p text:style-name="P1"><text:span text:style-name="T13">Lisa </text:span><text:span text:style-name="T21">stand</text:span><text:span text:style-name="T13">s up, turns around, holds her shorts over her bra, eyes wide, deer-in-headlights, freezes.</text:span></text:p>
      <text:p text:style-name="P1"><text:span text:style-name="T13">The Nostrams </text:span><text:span text:style-name="T22">are startled but to</text:span><text:span text:style-name="T57">o</text:span><text:span text:style-name="T22"> shocked to move</text:span><text:span text:style-name="T13">.</text:span></text:p>
      <text:p text:style-name="P1"><text:span text:style-name="T13">Lisa </text:span><text:span text:style-name="T21">picks up her plaid skirt</text:span><text:span text:style-name="T13">, </text:span><text:span text:style-name="T21">holds it to cover</text:span><text:span text:style-name="T13"> herself. The other girls are screaming.</text:span></text:p>
      <text:p text:style-name="P82">BECKY</text:p>
      <text:p text:style-name="P146">Get out!</text:p>
      <text:p text:style-name="P1"><text:span text:style-name="T13">Jeff continues to stare, grabs onto the edge of the door and presses himself against it. He grabs the door tight with his fingers and smashes his cheek into the door, starts to shake, hides his face against the door. Jeff grabs his crotch </text:span><text:span text:style-name="T24">and whimpers</text:span><text:span text:style-name="T13">.</text:span></text:p>
      <text:p text:style-name="P82">D<text:span text:style-name="T209">AN</text:span></text:p>
      <text:p text:style-name="P146">Run to the bathroom!</text:p>
      <text:p text:style-name="P1"><text:span text:style-name="T13">Lisa doesn’t pay attention to the Nostrams. She scrambles to pick up her clothes </text:span><text:span text:style-name="T23">and</text:span><text:span text:style-name="T13"> put them on. The other cheerleaders are watching Jeff. </text:span><text:span text:style-name="T83">Krissy</text:span><text:span text:style-name="T13"> looks at </text:span><text:span text:style-name="T83">Julie</text:span><text:span text:style-name="T13">.</text:span></text:p>
      <text:p text:style-name="P82">KRISSY</text:p>
      <text:p text:style-name="P146">What’s wrong with Jeff?</text:p>
      <text:p text:style-name="P126">JULIE</text:p>
      <text:p text:style-name="P146">Oh my god.</text:p>
      <text:p text:style-name="P2">Dan runs off. </text:p>
      <text:p text:style-name="P2">The cheerleaders laugh at <text:span text:style-name="T113">and mimic</text:span> Jeff while Lisa puts her c<text:span text:style-name="T113">heer uniform</text:span> on, <text:span text:style-name="T114">changes socks</text:span>.</text:p>
      <text:p text:style-name="P2">Jeff shakes, moans, slides down to the ground with his hand in front of his crotch.</text:p>
      <text:p text:style-name="P2"><text:soft-page-break/></text:p>
      <text:h text:style-name="P206" text:outline-level="2">Cheerleaders, Brothers, Mrs Moore</text:h>
      <text:p text:style-name="P196">Fri</text:p>
      <text:p text:style-name="P78"><text:span text:style-name="T13">Mrs. Moore comes up behind Jeff </text:span><text:span text:style-name="T24">from the courtyard and opens the door farther</text:span><text:span text:style-name="T13">.</text:span></text:p>
      <text:p text:style-name="P82">MRS. MOORE</text:p>
      <text:p text:style-name="P146">Jeff Nostram! Come with me to the office to call your parents.</text:p>
      <text:p text:style-name="P1"><text:span text:style-name="T13">INSERT teacher slapping pink detention slip onto office countertop. </text:span><text:span text:style-name="T24">It says</text:span><text:span text:style-name="T13">: Jeff Nostram: Watching girls undress. </text:span></text:p>
      <text:p text:style-name="P2"/>
      <text:h text:style-name="P206" text:outline-level="2">Cheerleaders, Mrs Moore</text:h>
      <text:p text:style-name="P198"><text:span text:style-name="T3">F</text:span><text:span text:style-name="T1">ri </text:span></text:p>
      <text:h text:style-name="P215" text:outline-level="3">INT. CHEMISTRY LAB</text:h>
      <text:p text:style-name="P2">The <text:span text:style-name="T195">cheerleaders</text:span> sit around a lab table dressed in their cheer uniforms. <text:span text:style-name="T200">Becky,</text:span> Julie, and Krissy look at each other and giggle. </text:p>
      <text:p text:style-name="P82">LISA</text:p>
      <text:p text:style-name="P146">Are you guys mad I told <text:span text:style-name="T164">them</text:span> where we were changing?</text:p>
      <text:p text:style-name="P45"><text:span text:style-name="T182">Julie and Krissy look to Becky for a cue. </text:span>Becky shrug<text:span text:style-name="T182">s. Julie and Krissy</text:span> <text:span text:style-name="T182">shake their heads</text:span>.</text:p>
      <text:p text:style-name="P82">BECKY</text:p>
      <text:p text:style-name="P146">We’re not mad.</text:p>
      <text:p text:style-name="P82">KRISSY</text:p>
      <text:p text:style-name="P146">It was hilarious.</text:p>
      <text:p text:style-name="P2">Kelly runs in, like she’s sneaking away before someone sees her, and sits at the table. She’s laughing.</text:p>
      <text:p text:style-name="P82">K<text:span text:style-name="T209">ELLY</text:span></text:p>
      <text:p text:style-name="P146">They’re calling his mom to bring him clean pants.</text:p>
      <text:p text:style-name="P2">Becky and Julie and Krissy laugh their heads off.</text:p>
      <text:p text:style-name="P2"><text:span text:style-name="T195">Julie</text:span> runs up to the door, presses herself against it and grunts. </text:p>
      <text:p text:style-name="P2">Kelly, <text:span text:style-name="T114">Becky</text:span>, <text:span text:style-name="T195">Julie,</text:span> and <text:span text:style-name="T195">Krissy</text:span> laugh.</text:p>
      <text:p text:style-name="P82"><text:soft-page-break/>KRISSY</text:p>
      <text:p text:style-name="P146">No, it’s more like this.</text:p>
      <text:p text:style-name="P2"><text:span text:style-name="T195">Krissy</text:span> runs up to the door, presses herself against it and grunts. <text:s/></text:p>
      <text:p text:style-name="P2">Becky and <text:span text:style-name="T114">Kelly</text:span> laugh.</text:p>
      <text:p text:style-name="P2">Julie and Krissy <text:span text:style-name="T114">come back into the room,</text:span> grunt and grind against <text:span text:style-name="T114">tables, bump into</text:span> each other and laugh.</text:p>
      <text:p text:style-name="P1"><text:span text:style-name="T13">Mrs. Moore enters, Julie and Krissy freeze, run back to the</text:span><text:span text:style-name="T24">ir</text:span><text:span text:style-name="T13"> </text:span><text:span text:style-name="T24">seats.</text:span><text:span text:style-name="T13"> Mrs. Moore </text:span><text:span text:style-name="T24">sits at the table with them</text:span><text:span text:style-name="T13">.</text:span></text:p>
      <text:p text:style-name="P82">MRS. MOORE</text:p>
      <text:p text:style-name="P146">Were any of you upset by what just happened?</text:p>
      <text:p text:style-name="P2">Julie and Krissy giggle.</text:p>
      <text:p text:style-name="P82">K<text:span text:style-name="T209">ELLY</text:span></text:p>
      <text:p text:style-name="P146">Most of us weren’t undressed yet.</text:p>
      <text:p text:style-name="P82">MRS. MOORE</text:p>
      <text:p text:style-name="P146">Someone must have been undressed.</text:p>
      <text:p text:style-name="P122">K<text:span text:style-name="T209">ELLY</text:span></text:p>
      <text:p text:style-name="P146">I had my skirt off, but my shirt covered everything.</text:p>
      <text:p text:style-name="P122">BECKY</text:p>
      <text:p text:style-name="P146">I wasn’t undressed yet.</text:p>
      <text:p text:style-name="P1"><text:span text:style-name="T13">Becky, </text:span><text:span text:style-name="T24">Kelly and Julie and Krissy</text:span><text:span text:style-name="T13"> look at each other shake their heads, shrug. Everyone looks at Lisa.</text:span></text:p>
      <text:p text:style-name="P82">LISA</text:p>
      <text:p text:style-name="P146">I was trying to change quickly, so I was in my underwear.</text:p>
      <text:p text:style-name="P2">Mrs. Moore looks surprised.</text:p>
      <text:p text:style-name="P82">MRS. MOORE</text:p>
      <text:p text:style-name="P146"><text:span text:style-name="T115">Y</text:span>ou were the one?</text:p>
      <text:p text:style-name="P1"><text:span text:style-name="T24">Julie and Krissy</text:span><text:span text:style-name="T13"> giggle, raise their eyebrows. </text:span></text:p>
      <text:p text:style-name="P121">JULIE &amp; KRISSY</text:p>
      <text:p text:style-name="P146">Ooooo.</text:p>
      <text:p text:style-name="P2"><text:soft-page-break/>Lisa looks at them, confused.</text:p>
      <text:p text:style-name="P82">KRISSY</text:p>
      <text:p text:style-name="P146">I didn’t think you were Jeff’s type.</text:p>
      <text:p text:style-name="P90">LISA</text:p>
      <text:p text:style-name="P150"><text:span text:style-name="T115">I'm not</text:span>. <text:span text:style-name="T187">Becky is.</text:span></text:p>
      <text:p text:style-name="P127">JULIE</text:p>
      <text:p text:style-name="P146">Wow. What do you look like in underwear?</text:p>
      <text:p text:style-name="P2">The <text:span text:style-name="T196">cheerleaders</text:span> laugh. Lisa shrinks into herself.</text:p>
      <text:p text:style-name="P82">LISA <text:span text:style-name="T115">(pitiful)</text:span></text:p>
      <text:p text:style-name="P146">Normal.</text:p>
      <text:p text:style-name="P82">MRS. MOORE</text:p>
      <text:p text:style-name="P146">Do you understand what just happened?</text:p>
      <text:p text:style-name="P82">LISA </text:p>
      <text:p text:style-name="P146"><text:span text:style-name="T115">Did</text:span> someone sa<text:span text:style-name="T115">y</text:span> Jeff peed in his pants?</text:p>
      <text:p text:style-name="P2">The <text:span text:style-name="T196">cheerleaders</text:span> giggle.</text:p>
      <text:p text:style-name="P89"><text:span text:style-name="T182">JULIE</text:span> <text:span text:style-name="T115">(sarcastic)</text:span></text:p>
      <text:p text:style-name="P146">It wasn’t pee.</text:p>
      <text:h text:style-name="P210" text:outline-level="2"/>
      <text:p text:style-name="P182"/>
      <text:p text:style-name="P197"/>
      <text:p text:style-name="P197"/>
      <text:h text:style-name="P209" text:outline-level="2"><text:span text:style-name="T1">Cheerleaders, Brothers, </text:span><text:span text:style-name="T2">Mr Cotter, pom line, extras</text:span></text:h>
      <text:h text:style-name="P215" text:outline-level="3">INT. GYM</text:h>
      <text:p text:style-name="P75"><text:span text:style-name="T72">A whistle blows and the 2 </text:span><text:span text:style-name="T13">BASKETBALL TEAM</text:span><text:span text:style-name="T72">S</text:span><text:span text:style-name="T13"> – Nostrams, Luke, </text:span><text:span text:style-name="T88">Matt,</text:span><text:span text:style-name="T13"> a few other boys – get off the court and sit in the front row of bleachers.</text:span></text:p>
      <text:p text:style-name="P75"><text:span text:style-name="T13">Lisa </text:span><text:span text:style-name="T71">and a bunch of POM LINE</text:span><text:span text:style-name="T13"> girls run out and do a pom routine, pom pass to</text:span><text:span text:style-name="T26"> something </text:span><text:span text:style-name="T89">royalty free</text:span><text:span text:style-name="T13">.</text:span></text:p>
      <text:p text:style-name="P16">It’s the same move over and over, they keep bumping into each other. It’s not good, but they sure are having fun.</text:p>
      <text:p text:style-name="P2"><text:span text:style-name="T132">T</text:span>he basketball team<text:span text:style-name="T183">s</text:span> watch the routine. <text:span text:style-name="T134">The Cheerleaders sit behind them.</text:span></text:p>
      <text:p text:style-name="P8"><text:span text:style-name="T132">Various s</text:span>hot<text:span text:style-name="T131">s</text:span> of Lisa, <text:span text:style-name="T131">the entire Pom Line, from the team's POV. Jeff turns away and whispers to Dan every time Lisa glances at him. A shot or two of the entire basketball team.</text:span></text:p>
      <text:p text:style-name="P8"><text:soft-page-break/>Pom routine ends <text:span text:style-name="T131">in a pose</text:span>. </text:p>
      <text:p text:style-name="P2">Basketball Players stand, yell and cheer loudly. </text:p>
      <text:p text:style-name="P2">Jeff yells, applauds.</text:p>
      <text:p text:style-name="P38"><text:span text:style-name="T133">Pom Line trots back into the bleachers and the </text:span>Basketball <text:span text:style-name="T184">Teams</text:span> <text:span text:style-name="T133">jog</text:span> back onto the court <text:span text:style-name="T133">and resume the game</text:span>. <text:span text:style-name="T171">The Cheerleaders get up and stand in front of the bleachers.</text:span></text:p>
      <text:p text:style-name="P39">Jeff makes a basket. </text:p>
      <text:p text:style-name="P39"><text:span text:style-name="T171">Lisa applauds.</text:span> </text:p>
      <text:p text:style-name="P39"><text:span text:style-name="T171">T</text:span>he Pom Line says <text:span text:style-name="T135">the</text:span> line<text:span text:style-name="T135">s</text:span> from a cheer <text:span text:style-name="T134">with the Cheerleaders</text:span>.</text:p>
      <text:p text:style-name="P98">CHEER <text:span text:style-name="T165">and</text:span> POM</text:p>
      <text:p text:style-name="P156"><text:span text:style-name="T135">Raise your hands</text:span>. <text:span text:style-name="T135">Stomp your feet. Bourgade Eagles can't be beat.</text:span></text:p>
      <text:p text:style-name="P71"><text:span text:style-name="T13">Luke miss</text:span><text:span text:style-name="T49">es</text:span><text:span text:style-name="T13"> a basket. </text:span><text:span text:style-name="T49">He's ta</text:span><text:span text:style-name="T90">ke</text:span><text:span text:style-name="T49">n off the court and sits in the bleachers with Mr. Cotter and team members.</text:span></text:p>
      <text:p text:style-name="P81"><text:span text:style-name="T13">MARNIE </text:span><text:span text:style-name="T50">(to Lisa)</text:span></text:p>
      <text:p text:style-name="P140"><text:span text:style-name="T13">Nobody’s ever </text:span><text:span text:style-name="T59">gone</text:span><text:span text:style-name="T28"> around the cafeteria saying</text:span><text:span text:style-name="T13"> anything about us putting straws in Luke’s lawn.</text:span></text:p>
      <text:p text:style-name="P101">LISA</text:p>
      <text:p text:style-name="P157"><text:span text:style-name="T137">Maybe Luke never told anyone about it</text:span>.</text:p>
      <text:p text:style-name="P101">MARNIE</text:p>
      <text:p text:style-name="P157"><text:span text:style-name="T184">What if t</text:span>hey think someone else did it.</text:p>
      <text:p text:style-name="P101">LISA</text:p>
      <text:p text:style-name="P157"><text:span text:style-name="T137">I hope so</text:span>. </text:p>
      <text:p text:style-name="P82">MARNIE</text:p>
      <text:p text:style-name="P146">I want credit for it.</text:p>
      <text:p text:style-name="P2">Marnie gets up <text:span text:style-name="T137">and starts walking down the bleachers toward the team members on the bench</text:span>.</text:p>
      <text:p text:style-name="P82">LISA</text:p>
      <text:p text:style-name="P146">Wh<text:span text:style-name="T138">at</text:span>?</text:p>
      <text:p text:style-name="P1"><text:span text:style-name="T33">Lisa tries to grab Marnie's arm, but misses. </text:span><text:span text:style-name="T13">Marnie goes down to talk to Luke. </text:span></text:p>
      <text:p text:style-name="P97"><text:soft-page-break/>LISA</text:p>
      <text:p text:style-name="P173">No!</text:p>
      <text:p text:style-name="P71"><text:span text:style-name="T13">Lisa </text:span><text:span text:style-name="T50">keeps her eyes glued on Marnie, </text:span><text:span text:style-name="T73">horrified</text:span><text:span text:style-name="T13">. </text:span><text:span text:style-name="T50">This is out of her control now.</text:span><text:span text:style-name="T13"> </text:span></text:p>
      <text:p text:style-name="P1"><text:span text:style-name="T13">Marnie says something to Luke. </text:span><text:span text:style-name="T50">He</text:span><text:span text:style-name="T13"> whips his head around </text:span><text:span text:style-name="T50">as</text:span><text:span text:style-name="T13"> Marnie rushes up the bleachers to Lisa.</text:span></text:p>
      <text:p text:style-name="P99">LUKE</text:p>
      <text:p text:style-name="P175">Catfish!</text:p>
      <text:p text:style-name="P100">MARNIE</text:p>
      <text:p text:style-name="P146">We’ve got to get out of here.</text:p>
      <text:p text:style-name="P2">Lisa runs along the bleachers sound<text:span text:style-name="T135">ing</text:span> like a herd of elephants. <text:span text:style-name="T120">The guys on the bench turn to watch her.</text:span></text:p>
      <text:p text:style-name="P1"><text:span text:style-name="T34">Behind them, the </text:span><text:span text:style-name="T50">rest of the team is</text:span><text:span text:style-name="T34"> in the middle of the game.</text:span><text:span text:style-name="T13"> </text:span><text:span text:style-name="T34">Jeff stops on the court and </text:span><text:span text:style-name="T13">watches Lisa. </text:span><text:span text:style-name="T91">He gets hit by the ball.</text:span></text:p>
      <text:p text:style-name="P1"><text:span text:style-name="T13">Lisa jumps off the edge </text:span><text:span text:style-name="T50">of the bleachers, her head de</text:span><text:span text:style-name="T51">s</text:span><text:span text:style-name="T50">cending </text:span><text:span text:style-name="T51">behind the seats until we no longer see any trace of Lisa</text:span><text:span text:style-name="T13">. </text:span></text:p>
      <text:p text:style-name="P15">Shot of Lisa landing on her butt. </text:p>
      <text:p text:style-name="P1"><text:span text:style-name="T13">Jeff runs off </text:span><text:span text:style-name="T51">the court </text:span><text:span text:style-name="T13">in the middle of the game.</text:span></text:p>
      <text:p text:style-name="P82">MR. COTTER</text:p>
      <text:p text:style-name="P146">Jeff! Get back here!</text:p>
      <text:p text:style-name="P36">Lisa is still on her butt too rattled to move. </text:p>
      <text:p text:style-name="P73"><text:span text:style-name="T59">Kelly run</text:span><text:span text:style-name="T92">s</text:span><text:span text:style-name="T59"> up right behind her. Jeff</text:span><text:span text:style-name="T13"> </text:span><text:span text:style-name="T92">follows</text:span><text:span text:style-name="T13">.</text:span></text:p>
      <text:p text:style-name="P82">J<text:span text:style-name="T201">EFF</text:span></text:p>
      <text:p text:style-name="P146"><text:span text:style-name="T136">Are you</text:span> hurt?</text:p>
      <text:p text:style-name="P82">LISA</text:p>
      <text:p text:style-name="P146">Just got the wind knocked out of me.</text:p>
      <text:p text:style-name="P1"><text:span text:style-name="T27">Kelly</text:span><text:span text:style-name="T13"> and Jeff help Lisa up, </text:span><text:span text:style-name="T51">Lisa</text:span><text:span text:style-name="T13"> runs </text:span><text:span text:style-name="T51">into</text:span><text:span text:style-name="T13"> the gym </text:span><text:span text:style-name="T51">lobby</text:span><text:span text:style-name="T13">. </text:span></text:p>
      <text:h text:style-name="P218" text:outline-level="3"><text:span text:style-name="T11">INT. </text:span><text:span text:style-name="T12">GYM LOBBY</text:span></text:h>
      <text:p text:style-name="P72"><text:span text:style-name="T59">Lisa approaches </text:span><text:span text:style-name="T13">Marnie.</text:span></text:p>
      <text:p text:style-name="P82">LISA</text:p>
      <text:p text:style-name="P146"><text:soft-page-break/>What did you say to him?</text:p>
      <text:p text:style-name="P82">MARNIE</text:p>
      <text:p text:style-name="P146">I told him I knew who put straws in his lawn.</text:p>
      <text:p text:style-name="P2">Lisa sighs, exasperated.</text:p>
      <text:h text:style-name="P217" text:outline-level="3"/>
      <text:p text:style-name="P181"/>
      <text:h text:style-name="P207" text:outline-level="2">Cheerleaders, Brothers, baseball team, <text:span text:style-name="T215">Mr Cotter</text:span></text:h>
      <text:p text:style-name="P184"><text:span text:style-name="T10">A</text:span><text:span text:style-name="T1">pr</text:span></text:p>
      <text:h text:style-name="P211" text:outline-level="3">EXT. TRACK</text:h>
      <text:p text:style-name="P17"><text:span text:style-name="T139">Lisa walks on</text:span>to the <text:span text:style-name="T139">deserted </text:span>track <text:span text:style-name="T139">and starts her run</text:span>. </text:p>
      <text:p text:style-name="P37"><text:span text:style-name="T139">Lisa farther around the track</text:span>. <text:span text:style-name="T140">As she runs, she looks all around her:</text:span></text:p>
      <text:p text:style-name="P37"><text:span text:style-name="T140">Cielito Park, bleachers, locker rooms, baseball field.</text:span> <text:span text:style-name="T166">Nobody there.</text:span></text:p>
      <text:p text:style-name="P26">She sings to the tune of He's Got The Whole World In His Hands.</text:p>
      <text:p text:style-name="P102">LISA</text:p>
      <text:p text:style-name="P158">I<text:span text:style-name="T142">'ve got the whole campus to myself, the whole campus to myself</text:span>.</text:p>
      <text:p text:style-name="P40"><text:span text:style-name="T172">Very long shot of Lisa going around the track as she completes the verse</text:span>. </text:p>
      <text:p text:style-name="P113">LISA <text:span text:style-name="T172">(VO)</text:span></text:p>
      <text:p text:style-name="P163">I<text:span text:style-name="T142">'ve got the whole campus to myself, the whole campus to myself</text:span>.</text:p>
      <text:p text:style-name="P43"><text:span text:style-name="T174">Medium shot:</text:span> <text:span text:style-name="T139">Lisa shouts at the emptiness.</text:span></text:p>
      <text:p text:style-name="P114">LISA</text:p>
      <text:p text:style-name="P164">It’s <text:span text:style-name="T139">to</text:span>o <text:span text:style-name="T139">damn </text:span>hot <text:span text:style-name="T139">to do four miles!</text:span> </text:p>
      <text:p text:style-name="P42"><text:span text:style-name="T172">Very long shot: She</text:span> takes <text:span text:style-name="T173">off</text:span> her shirt.</text:p>
      <text:p text:style-name="P41"><text:span text:style-name="T173">Medium shot: Lisa</text:span> holds <text:span text:style-name="T173">her shirt</text:span> in front of her white granny bra. </text:p>
      <text:p text:style-name="P18">She's finally ready to fling the shirt onto the field and almost lets go, but </text:p>
      <text:p text:style-name="P18"><text:soft-page-break/>A bunch of faint yelling in the distance.</text:p>
      <text:p text:style-name="P103">JOCKS</text:p>
      <text:p text:style-name="P179">Hugh hugh! Shawn Berry! Squid! Mr. Haas! Easy!</text:p>
      <text:p text:style-name="P20">Lisa scrambles to put her shirt back on. </text:p>
      <text:p text:style-name="P19"><text:span text:style-name="T141">The entire baseball team comes around the corner of the gym and approaches the baseball field from the parking lot. The yelling gets louder as they approach.</text:span> </text:p>
      <text:p text:style-name="P104">LISA</text:p>
      <text:p text:style-name="P159"><text:span text:style-name="T167">Crap</text:span>. <text:span text:style-name="T162">They're not gonna let me finish four miles.</text:span></text:p>
      <text:p text:style-name="P21">Lisa continues around the track. <text:span text:style-name="T174">She slows down a little; she's tentative, trying to decide what to do.</text:span></text:p>
      <text:p text:style-name="P20">From Lisa's POV, the <text:span text:style-name="T174">Jocks</text:span> walk onto the baseball field, yelling stuff. </text:p>
      <text:p text:style-name="P22">Lisa continues around the track. </text:p>
      <text:p text:style-name="P23"><text:span text:style-name="T162">On the baseball field, Jeff glances toward the track and stops yelling and goofing around with his friends. He walks to the chain link fence and </text:span>splat<text:span text:style-name="T142">s himself</text:span> up against <text:span text:style-name="T142">it as he</text:span> watch<text:span text:style-name="T142">es Lisa</text:span> run. </text:p>
      <text:p text:style-name="P24">Lisa gets really worried. She looks around for an escape.</text:p>
      <text:p text:style-name="P106">LISA <text:span text:style-name="T173">(under her breath)</text:span></text:p>
      <text:p text:style-name="P160"><text:span text:style-name="T144">I've gotta get outta here</text:span>. </text:p>
      <text:p text:style-name="P25">Scan the perimeter of the track. It's all fenced in except near the baseball field.</text:p>
      <text:p text:style-name="P24">Dan <text:span text:style-name="T202">and Adam come over to Jeff and watch Lisa with him.</text:span></text:p>
      <text:p text:style-name="P27">Lisa sees <text:span text:style-name="T202">t</text:span>h<text:span text:style-name="T202">e</text:span>m. Her eyes get wider, she's even more worried. She picks up her pace and runs with more intensity. <text:span text:style-name="T168">She looks straight ahead with determination.</text:span></text:p>
      <text:p text:style-name="P27">Three more Jocks come over and watch from behind <text:span text:style-name="T202">the brothers</text:span>.</text:p>
      <text:p text:style-name="P2"><text:span text:style-name="T143">Jeff</text:span> <text:span text:style-name="T143">starts clapping slowly, as if to a cheer beat</text:span>. <text:span text:style-name="T143">Dan and Adam join him.</text:span></text:p>
      <text:p text:style-name="P27"><text:soft-page-break/>Lisa looks at them, a bit surprised. Are they clapping for <text:span text:style-name="T173">her</text:span>?</text:p>
      <text:p text:style-name="P28">The other three Jocks clap to the same beat with <text:span text:style-name="T202">the brothers</text:span>. A few more Jocks come up behind them <text:span text:style-name="T145">to see what's going on</text:span>.</text:p>
      <text:p text:style-name="P28">Lisa relaxes and a small grin appears on her face as she passes them <text:span text:style-name="T145">running along the north side of</text:span> the track.</text:p>
      <text:p text:style-name="P28">Those Jocks clap with them too. Jeff starts a chant. </text:p>
      <text:p text:style-name="P107">J<text:span text:style-name="T202">EFF</text:span></text:p>
      <text:p text:style-name="P160"><text:span text:style-name="T144">Go. Go. Go. Go. Go Schaefer Go.</text:span> </text:p>
      <text:p text:style-name="P28">T<text:span text:style-name="T145">h</text:span>e Jocks <text:span text:style-name="T145">join the</text:span> chant. </text:p>
      <text:p text:style-name="P108">JOCKS</text:p>
      <text:p text:style-name="P160"><text:span text:style-name="T144">Go. Go. Go. Go. Go Schaefer Go.</text:span> </text:p>
      <text:p text:style-name="P30">The team continues to cheer as Lisa runs around the track. <text:span text:style-name="T145">Lisa can't help but smile.</text:span></text:p>
      <text:p text:style-name="P108">JOCKS (OS)</text:p>
      <text:p text:style-name="P161"><text:span text:style-name="T144">Go. Go. Go. Go. Go Schaefer Go.</text:span> </text:p>
      <text:p text:style-name="P30"><text:span text:style-name="T145">Now t</text:span>he <text:span text:style-name="T145">entire</text:span> team <text:span text:style-name="T145">watches from behind Jeff and Dan and</text:span> chee<text:span text:style-name="T145">rs</text:span>.</text:p>
      <text:p text:style-name="P108">JOCKS</text:p>
      <text:p text:style-name="P161"><text:span text:style-name="T144">Go. Go. Go. Go. Go Schaefer Go.</text:span> </text:p>
      <text:p text:style-name="P47">Becky, Julie, and Krissy come around the corner, wonder what's going on, then see Lisa running around the track.</text:p>
      <text:p text:style-name="P110">JOCKS and CHEERLEADERS</text:p>
      <text:p text:style-name="P166"><text:span text:style-name="T144">Go. Go. Go. Go. Go Schaefer Go.</text:span> </text:p>
      <text:p text:style-name="P48"><text:span text:style-name="T145">Lisa is smiling bigger than you can imagine</text:span>. <text:span text:style-name="T145">She raises her fists above her head like a champion running to the finish line along the south side of the track.</text:span></text:p>
      <text:p text:style-name="P110">JOCKS <text:span text:style-name="T185">and CHEERLEADERS</text:span></text:p>
      <text:p text:style-name="P161"><text:span text:style-name="T144">Go. Go. Go. Go. Go Schaefer Go!</text:span> </text:p>
      <text:p text:style-name="P30"><text:span text:style-name="T145">T</text:span>he <text:span text:style-name="T145">entire baseball</text:span> team <text:span text:style-name="T185">and cheerleaders</text:span> <text:span text:style-name="T145">applaud</text:span>.</text:p>
      <text:p text:style-name="P108">JOCKS</text:p>
      <text:p text:style-name="P161"><text:span text:style-name="T145">Way to go, Schaefer! Yeah!</text:span> </text:p>
      <text:p text:style-name="P111"><text:soft-page-break/>J<text:span text:style-name="T202">EFF</text:span></text:p>
      <text:p text:style-name="P177">How far are you running?</text:p>
      <text:p text:style-name="P33">Lisa shouts to them as she runs on the north side of the track.</text:p>
      <text:p text:style-name="P111">LISA</text:p>
      <text:p text:style-name="P177">Four miles!</text:p>
      <text:p text:style-name="P33">The team pumps their fists, applaud.</text:p>
      <text:p text:style-name="P109">JOCKS</text:p>
      <text:p text:style-name="P162"><text:span text:style-name="T146">Four miles! Holy Catfish!</text:span> <text:span text:style-name="T146">Alright Schaefer!</text:span></text:p>
      <text:p text:style-name="P105">MR. COTTER <text:span text:style-name="T145">(OS)</text:span></text:p>
      <text:p text:style-name="P176">Team! Get in your positions!</text:p>
      <text:p text:style-name="P32">The team turns around and runs onto the field.</text:p>
      <text:p text:style-name="P30"><text:span text:style-name="T145">Lisa laughs, continues running</text:span>. </text:p>
      <text:p text:style-name="P46">The cheerleaders laugh and applaud.</text:p>
      <text:p text:style-name="P31">The team <text:span text:style-name="T146">throws a few balls back and forth. We hear the crack of a ball against a bat. Someone in the outfield catches it.</text:span></text:p>
      <text:p text:style-name="P33">Lisa's approaching the north side of the track.</text:p>
      <text:p text:style-name="P33">Jeff leaves the pitcher's mound and runs to the fence. He presses himself against it.</text:p>
      <text:p text:style-name="P33">Lisa sees him there and waves.</text:p>
      <text:p text:style-name="P34">Jeff smiles and waves back.</text:p>
      <text:p text:style-name="P112">MR. COTTER (OS)</text:p>
      <text:p text:style-name="P162"><text:span text:style-name="T149">Jeff! JEFF</text:span>!</text:p>
      <text:p text:style-name="P29">Startled, Jeff almost loses his hat, scrambles back to <text:span text:style-name="T148">the pitcher's mound</text:span>.</text:p>
      <text:p text:style-name="P29"><text:span text:style-name="T146">Lisa laughs and laughs as she runs around the track</text:span>. </text:p>
      <text:p text:style-name="P33">Long shot: Lisa runs a lap. <text:span text:style-name="T186">The cheerleaders come out and join her, yelling cheers for Lisa.</text:span></text:p>
      <text:p text:style-name="P82">LISA (VO)</text:p>
      <text:p text:style-name="P160"><text:soft-page-break/><text:span text:style-name="T144">That's when I realized </text:span>the whole school wasn’t out to ridicule everyone else to make themselves feel cool in front of their friends. </text:p>
      <text:p text:style-name="P160">We were all there to support each other. I stopped being afraid of what people might say if I was doing something out of the ordinary. </text:p>
      <text:p text:style-name="P160">It was then that I <text:span text:style-name="T147">knew</text:span>...</text:p>
      <text:p text:style-name="P160"><text:span text:style-name="T144">S</text:span>enior year would be a blast!</text:p>
      <text:p text:style-name="P53">As credits role, various shots of Lisa around the track. When she finishes running, the baseball team comes out to high-five her. The last team member in the line is Jeff. He steps out in front of her for the high-f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3-05T20:40:24.727686421</dc:date>
    <meta:editing-cycles>936</meta:editing-cycles>
    <meta:editing-duration>P49DT16H34M38S</meta:editing-duration>
    <meta:generator>LibreOffice/5.1.6.2$Linux_X86_64 LibreOffice_project/10m0$Build-2</meta:generator>
    <meta:document-statistic meta:table-count="0" meta:image-count="0" meta:object-count="0" meta:page-count="30" meta:paragraph-count="700" meta:word-count="5208" meta:character-count="28653" meta:non-whitespace-character-count="24016"/>
    <meta:template xlink:type="simple" xlink:actuate="onRequest" xlink:title="Normal.dotm" xlink:href=""/>
  </office:meta>
</office:document-meta>
</file>